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GO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gost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610.5" table:style-name="ce14">
            <text:p>611<text:s/></text:p>
          </table:table-cell>
          <table:table-cell office:value-type="float" office:value="58615.53" table:style-name="ce14">
            <text:p>58.616<text:s/></text:p>
          </table:table-cell>
          <table:table-cell office:value-type="float" office:value="43646342.659999996" table:style-name="ce14">
            <text:p>43.646.343<text:s/></text:p>
          </table:table-cell>
          <table:table-cell office:value-type="float" office:value="11970.81" table:style-name="ce14">
            <text:p>11.971<text:s/></text:p>
          </table:table-cell>
          <table:table-cell office:value-type="float" office:value="83505205.790000007" table:style-name="ce14">
            <text:p>83.505.206<text:s/></text:p>
          </table:table-cell>
          <table:table-cell office:value-type="float" office:value="42457311.93" table:style-name="ce14">
            <text:p>42.457.312<text:s/></text:p>
          </table:table-cell>
          <table:table-cell office:value-type="float" office:value="3229676.72" table:style-name="ce14">
            <text:p>3.229.677<text:s/></text:p>
          </table:table-cell>
          <table:table-cell office:value-type="float" office:value="116212420.87" table:style-name="ce14">
            <text:p>116.212.421<text:s/></text:p>
          </table:table-cell>
          <table:table-cell office:value-type="float" office:value="19445130.460000001" table:style-name="ce14">
            <text:p>19.445.130<text:s/></text:p>
          </table:table-cell>
          <table:table-cell office:value-type="float" office:value="1294678.55" table:style-name="ce14">
            <text:p>1.294.679<text:s/></text:p>
          </table:table-cell>
          <table:table-cell office:value-type="float" office:value="80624455.010000005" table:style-name="ce14">
            <text:p>80.624.455<text:s/></text:p>
          </table:table-cell>
          <table:table-cell office:value-type="float" office:value="167342.98000000001" table:style-name="ce14">
            <text:p>167.343<text:s/></text:p>
          </table:table-cell>
          <table:table-cell office:value-type="float" office:value="713788.2" table:style-name="ce14">
            <text:p>713.788<text:s/></text:p>
          </table:table-cell>
          <table:table-cell office:value-type="float" office:value="30093970.109999999" table:style-name="ce14">
            <text:p>30.093.970<text:s/></text:p>
          </table:table-cell>
          <table:table-cell office:value-type="float" office:value="4486327.58" table:style-name="ce14">
            <text:p>4.486.328<text:s/></text:p>
          </table:table-cell>
          <table:table-cell office:value-type="float" office:value="70169354.329999998" table:style-name="ce14">
            <text:p>70.169.354<text:s/></text:p>
          </table:table-cell>
          <table:table-cell office:value-type="float" office:value="4692.7299999999996" table:style-name="ce14">
            <text:p>4.693<text:s/></text:p>
          </table:table-cell>
          <table:table-cell office:value-type="float" office:value="238355992.75999999" table:style-name="ce14">
            <text:p>238.355.993<text:s/></text:p>
          </table:table-cell>
          <table:table-cell office:value-type="float" office:value="209423451.34999999" table:style-name="ce14">
            <text:p>209.423.451<text:s/></text:p>
          </table:table-cell>
          <table:table-cell office:value-type="float" office:value="528502.24" table:style-name="ce14">
            <text:p>528.502<text:s/></text:p>
          </table:table-cell>
          <table:table-cell office:value-type="float" office:value="4290.1099999999997" table:style-name="ce14">
            <text:p>4.290<text:s/></text:p>
          </table:table-cell>
          <table:table-cell office:value-type="float" office:value="50613.74" table:style-name="ce14">
            <text:p>50.614<text:s/></text:p>
          </table:table-cell>
          <table:table-cell office:value-type="float" office:value="96310804.769999996" table:style-name="ce14">
            <text:p>96.310.805<text:s/></text:p>
          </table:table-cell>
          <table:table-cell office:value-type="float" office:value="373268284.26999998" table:style-name="ce14">
            <text:p>373.268.284<text:s/></text:p>
          </table:table-cell>
          <table:table-cell office:value-type="float" office:value="2093.1999999999998" table:style-name="ce14">
            <text:p>2.093<text:s/></text:p>
          </table:table-cell>
          <table:table-cell office:value-type="float" office:value="1382025796.0899999" table:style-name="ce14">
            <text:p>1.382.025.796<text:s/></text:p>
          </table:table-cell>
          <table:table-cell office:value-type="float" office:value="1539.2" table:style-name="ce14">
            <text:p>1.539<text:s/></text:p>
          </table:table-cell>
          <table:table-cell office:value-type="float" office:value="2796093262.4899998" table:style-name="ce15">
            <text:p>2.796.093.2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3" table:style-name="ce14">
            <text:p>(0)</text:p>
          </table:table-cell>
          <table:table-cell office:value-type="float" office:value="1357.48" table:style-name="ce14">
            <text:p>1.357<text:s/></text:p>
          </table:table-cell>
          <table:table-cell office:value-type="float" office:value="-27.36" table:style-name="ce14">
            <text:p>(27)</text:p>
          </table:table-cell>
          <table:table-cell office:value-type="float" office:value="0" table:style-name="ce14">
            <text:p>-<text:s/></text:p>
          </table:table-cell>
          <table:table-cell office:value-type="float" office:value="317.5" table:style-name="ce14">
            <text:p>318<text:s/></text:p>
          </table:table-cell>
          <table:table-cell office:value-type="float" office:value="3169.06" table:style-name="ce14">
            <text:p>3.169<text:s/></text:p>
          </table:table-cell>
          <table:table-cell office:value-type="float" office:value="10.57" table:style-name="ce14">
            <text:p>11<text:s/></text:p>
          </table:table-cell>
          <table:table-cell office:value-type="float" office:value="-38.47" table:style-name="ce14">
            <text:p>(38)</text:p>
          </table:table-cell>
          <table:table-cell office:value-type="float" office:value="22420.99" table:style-name="ce14">
            <text:p>22.421<text:s/></text:p>
          </table:table-cell>
          <table:table-cell office:value-type="float" office:value="-3.1" table:style-name="ce14">
            <text:p>(3)</text:p>
          </table:table-cell>
          <table:table-cell office:value-type="float" office:value="1647.51" table:style-name="ce14">
            <text:p>1.648<text:s/></text:p>
          </table:table-cell>
          <table:table-cell office:value-type="float" office:value="-32.11" table:style-name="ce14">
            <text:p>(32)</text:p>
          </table:table-cell>
          <table:table-cell office:value-type="float" office:value="-9.51" table:style-name="ce14">
            <text:p>(10)</text:p>
          </table:table-cell>
          <table:table-cell office:value-type="float" office:value="220885.44" table:style-name="ce14">
            <text:p>220.885<text:s/></text:p>
          </table:table-cell>
          <table:table-cell office:value-type="float" office:value="-96.43" table:style-name="ce14">
            <text:p>(96)</text:p>
          </table:table-cell>
          <table:table-cell office:value-type="float" office:value="8523.19" table:style-name="ce14">
            <text:p>8.523<text:s/></text:p>
          </table:table-cell>
          <table:table-cell office:value-type="float" office:value="-1.88" table:style-name="ce14">
            <text:p>(2)</text:p>
          </table:table-cell>
          <table:table-cell office:value-type="float" office:value="43547.86" table:style-name="ce14">
            <text:p>43.548<text:s/></text:p>
          </table:table-cell>
          <table:table-cell office:value-type="float" office:value="2640.34" table:style-name="ce14">
            <text:p>2.640<text:s/></text:p>
          </table:table-cell>
          <table:table-cell office:value-type="float" office:value="1093.0899999999999" table:style-name="ce14">
            <text:p>1.093<text:s/></text:p>
          </table:table-cell>
          <table:table-cell office:value-type="float" office:value="-20.02" table:style-name="ce14">
            <text:p>(20)</text:p>
          </table:table-cell>
          <table:table-cell office:value-type="float" office:value="-1.82" table:style-name="ce14">
            <text:p>(2)</text:p>
          </table:table-cell>
          <table:table-cell office:value-type="float" office:value="75483.350000000006" table:style-name="ce14">
            <text:p>75.483<text:s/></text:p>
          </table:table-cell>
          <table:table-cell office:value-type="float" office:value="-1021.93" table:style-name="ce14">
            <text:p>(1.022)</text:p>
          </table:table-cell>
          <table:table-cell office:value-type="float" office:value="-1.48" table:style-name="ce14">
            <text:p>(1)</text:p>
          </table:table-cell>
          <table:table-cell office:value-type="float" office:value="602787.13" table:style-name="ce14">
            <text:p>602.787<text:s/></text:p>
          </table:table-cell>
          <table:table-cell office:value-type="float" office:value="-2.63" table:style-name="ce14">
            <text:p>(3)</text:p>
          </table:table-cell>
          <table:table-cell office:value-type="float" office:value="982626.47000000009" table:style-name="ce15">
            <text:p>982.6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98335.92" table:style-name="ce14">
            <text:p>298.336<text:s/></text:p>
          </table:table-cell>
          <table:table-cell office:value-type="float" office:value="3419666.06" table:style-name="ce14">
            <text:p>3.419.666<text:s/></text:p>
          </table:table-cell>
          <table:table-cell office:value-type="float" office:value="14756380.43" table:style-name="ce14">
            <text:p>14.756.380<text:s/></text:p>
          </table:table-cell>
          <table:table-cell office:value-type="float" office:value="127747.04" table:style-name="ce14">
            <text:p>127.747<text:s/></text:p>
          </table:table-cell>
          <table:table-cell office:value-type="float" office:value="122368836.08" table:style-name="ce14">
            <text:p>122.368.836<text:s/></text:p>
          </table:table-cell>
          <table:table-cell office:value-type="float" office:value="32027508.140000001" table:style-name="ce14">
            <text:p>32.027.508<text:s/></text:p>
          </table:table-cell>
          <table:table-cell office:value-type="float" office:value="5666150.2199999997" table:style-name="ce14">
            <text:p>5.666.150<text:s/></text:p>
          </table:table-cell>
          <table:table-cell office:value-type="float" office:value="106788630.06999999" table:style-name="ce14">
            <text:p>106.788.630<text:s/></text:p>
          </table:table-cell>
          <table:table-cell office:value-type="float" office:value="30012372.940000001" table:style-name="ce14">
            <text:p>30.012.373<text:s/></text:p>
          </table:table-cell>
          <table:table-cell office:value-type="float" office:value="6736351.9500000002" table:style-name="ce14">
            <text:p>6.736.352<text:s/></text:p>
          </table:table-cell>
          <table:table-cell office:value-type="float" office:value="444230307.00999999" table:style-name="ce14">
            <text:p>444.230.307<text:s/></text:p>
          </table:table-cell>
          <table:table-cell office:value-type="float" office:value="7828407.7199999997" table:style-name="ce14">
            <text:p>7.828.408<text:s/></text:p>
          </table:table-cell>
          <table:table-cell office:value-type="float" office:value="6354593.4500000002" table:style-name="ce14">
            <text:p>6.354.593<text:s/></text:p>
          </table:table-cell>
          <table:table-cell office:value-type="float" office:value="7963645.6900000004" table:style-name="ce14">
            <text:p>7.963.646<text:s/></text:p>
          </table:table-cell>
          <table:table-cell office:value-type="float" office:value="6343196.8899999997" table:style-name="ce14">
            <text:p>6.343.197<text:s/></text:p>
          </table:table-cell>
          <table:table-cell office:value-type="float" office:value="96296051.299999997" table:style-name="ce14">
            <text:p>96.296.051<text:s/></text:p>
          </table:table-cell>
          <table:table-cell office:value-type="float" office:value="3222604.68" table:style-name="ce14">
            <text:p>3.222.605<text:s/></text:p>
          </table:table-cell>
          <table:table-cell office:value-type="float" office:value="200113900.36000001" table:style-name="ce14">
            <text:p>200.113.900<text:s/></text:p>
          </table:table-cell>
          <table:table-cell office:value-type="float" office:value="267608971.58000001" table:style-name="ce14">
            <text:p>267.608.972<text:s/></text:p>
          </table:table-cell>
          <table:table-cell office:value-type="float" office:value="4535738.3099999996" table:style-name="ce14">
            <text:p>4.535.738<text:s/></text:p>
          </table:table-cell>
          <table:table-cell office:value-type="float" office:value="2028933.49" table:style-name="ce14">
            <text:p>2.028.933<text:s/></text:p>
          </table:table-cell>
          <table:table-cell office:value-type="float" office:value="22418.61" table:style-name="ce14">
            <text:p>22.419<text:s/></text:p>
          </table:table-cell>
          <table:table-cell office:value-type="float" office:value="313669785.88999999" table:style-name="ce14">
            <text:p>313.669.786<text:s/></text:p>
          </table:table-cell>
          <table:table-cell office:value-type="float" office:value="282587406.50999999" table:style-name="ce14">
            <text:p>282.587.407<text:s/></text:p>
          </table:table-cell>
          <table:table-cell office:value-type="float" office:value="7874142.5599999996" table:style-name="ce14">
            <text:p>7.874.143<text:s/></text:p>
          </table:table-cell>
          <table:table-cell office:value-type="float" office:value="1531689550.27" table:style-name="ce14">
            <text:p>1.531.689.550<text:s/></text:p>
          </table:table-cell>
          <table:table-cell office:value-type="float" office:value="513583.14" table:style-name="ce14">
            <text:p>513.583<text:s/></text:p>
          </table:table-cell>
          <table:table-cell office:value-type="float" office:value="3505085216.3099999" table:style-name="ce15">
            <text:p>3.505.085.2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3561.59" table:style-name="ce14">
            <text:p>73.56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4960.26" table:style-name="ce14">
            <text:p>24.9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89552011.13" table:style-name="ce14">
            <text:p>289.552.011<text:s/></text:p>
          </table:table-cell>
          <table:table-cell office:value-type="float" office:value="4560" table:style-name="ce14">
            <text:p>4.5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55.5100000000002" table:style-name="ce14">
            <text:p>2.556<text:s/></text:p>
          </table:table-cell>
          <table:table-cell office:value-type="float" office:value="14210" table:style-name="ce14">
            <text:p>14.210<text:s/></text:p>
          </table:table-cell>
          <table:table-cell office:value-type="float" office:value="7863.79" table:style-name="ce14">
            <text:p>7.86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344201.49" table:style-name="ce14">
            <text:p>15.344.201<text:s/></text:p>
          </table:table-cell>
          <table:table-cell office:value-type="float" office:value="1679.4" table:style-name="ce14">
            <text:p>1.679<text:s/></text:p>
          </table:table-cell>
          <table:table-cell office:value-type="float" office:value="1072808.46" table:style-name="ce14">
            <text:p>1.072.808<text:s/></text:p>
          </table:table-cell>
          <table:table-cell office:value-type="float" office:value="42686.66" table:style-name="ce14">
            <text:p>42.68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6141098.29000002" table:style-name="ce15">
            <text:p>306.141.0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74811.08" table:style-name="ce14">
            <text:p>274.811<text:s/></text:p>
          </table:table-cell>
          <table:table-cell office:value-type="float" office:value="703971.73" table:style-name="ce14">
            <text:p>703.972<text:s/></text:p>
          </table:table-cell>
          <table:table-cell office:value-type="float" office:value="2859590.49" table:style-name="ce14">
            <text:p>2.859.59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625731.84" table:style-name="ce14">
            <text:p>11.625.732<text:s/></text:p>
          </table:table-cell>
          <table:table-cell office:value-type="float" office:value="10969086.699999999" table:style-name="ce14">
            <text:p>10.969.087<text:s/></text:p>
          </table:table-cell>
          <table:table-cell office:value-type="float" office:value="1399834.18" table:style-name="ce14">
            <text:p>1.399.834<text:s/></text:p>
          </table:table-cell>
          <table:table-cell office:value-type="float" office:value="640955.12" table:style-name="ce14">
            <text:p>640.955<text:s/></text:p>
          </table:table-cell>
          <table:table-cell office:value-type="float" office:value="3490776.59" table:style-name="ce14">
            <text:p>3.490.777<text:s/></text:p>
          </table:table-cell>
          <table:table-cell office:value-type="float" office:value="4919651.8600000003" table:style-name="ce14">
            <text:p>4.919.652<text:s/></text:p>
          </table:table-cell>
          <table:table-cell office:value-type="float" office:value="18408781.050000001" table:style-name="ce14">
            <text:p>18.408.781<text:s/></text:p>
          </table:table-cell>
          <table:table-cell office:value-type="float" office:value="463755.12" table:style-name="ce14">
            <text:p>463.755<text:s/></text:p>
          </table:table-cell>
          <table:table-cell office:value-type="float" office:value="2571945.9700000002" table:style-name="ce14">
            <text:p>2.571.946<text:s/></text:p>
          </table:table-cell>
          <table:table-cell office:value-type="float" office:value="1930519.43" table:style-name="ce14">
            <text:p>1.930.519<text:s/></text:p>
          </table:table-cell>
          <table:table-cell office:value-type="float" office:value="2809244.29" table:style-name="ce14">
            <text:p>2.809.244<text:s/></text:p>
          </table:table-cell>
          <table:table-cell office:value-type="float" office:value="20350897.899999999" table:style-name="ce14">
            <text:p>20.350.898<text:s/></text:p>
          </table:table-cell>
          <table:table-cell office:value-type="float" office:value="1314958.98" table:style-name="ce14">
            <text:p>1.314.959<text:s/></text:p>
          </table:table-cell>
          <table:table-cell office:value-type="float" office:value="7100068.21" table:style-name="ce14">
            <text:p>7.100.068<text:s/></text:p>
          </table:table-cell>
          <table:table-cell office:value-type="float" office:value="29141738.219999999" table:style-name="ce14">
            <text:p>29.141.738<text:s/></text:p>
          </table:table-cell>
          <table:table-cell office:value-type="float" office:value="620571.59" table:style-name="ce14">
            <text:p>620.572<text:s/></text:p>
          </table:table-cell>
          <table:table-cell office:value-type="float" office:value="237495.92" table:style-name="ce14">
            <text:p>237.496<text:s/></text:p>
          </table:table-cell>
          <table:table-cell office:value-type="float" office:value="4616.87" table:style-name="ce14">
            <text:p>4.617<text:s/></text:p>
          </table:table-cell>
          <table:table-cell office:value-type="float" office:value="9226922.1400000006" table:style-name="ce14">
            <text:p>9.226.922<text:s/></text:p>
          </table:table-cell>
          <table:table-cell office:value-type="float" office:value="7215725.54" table:style-name="ce14">
            <text:p>7.215.726<text:s/></text:p>
          </table:table-cell>
          <table:table-cell office:value-type="float" office:value="1276749.05" table:style-name="ce14">
            <text:p>1.276.749<text:s/></text:p>
          </table:table-cell>
          <table:table-cell office:value-type="float" office:value="63859276.200000003" table:style-name="ce14">
            <text:p>63.859.276<text:s/></text:p>
          </table:table-cell>
          <table:table-cell office:value-type="float" office:value="51532.94" table:style-name="ce14">
            <text:p>51.533<text:s/></text:p>
          </table:table-cell>
          <table:table-cell office:value-type="float" office:value="203469209.00999999" table:style-name="ce15">
            <text:p>203.469.2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641.51" table:style-name="ce14">
            <text:p>1.64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500.669999999998" table:style-name="ce14">
            <text:p>19.501<text:s/></text:p>
          </table:table-cell>
          <table:table-cell office:value-type="float" office:value="216.59" table:style-name="ce14">
            <text:p>217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8480.24" table:style-name="ce14">
            <text:p>8.480<text:s/></text:p>
          </table:table-cell>
          <table:table-cell office:value-type="float" office:value="13493.89" table:style-name="ce14">
            <text:p>13.494<text:s/></text:p>
          </table:table-cell>
          <table:table-cell office:value-type="float" office:value="8302625.7599999998" table:style-name="ce14">
            <text:p>8.302.626<text:s/></text:p>
          </table:table-cell>
          <table:table-cell office:value-type="float" office:value="6006631.1399999997" table:style-name="ce14">
            <text:p>6.006.63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240.29" table:style-name="ce14">
            <text:p>12.2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59.6000000000004" table:style-name="ce14">
            <text:p>4.2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460622.9199999999" table:style-name="ce14">
            <text:p>9.460.62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4624.95" table:style-name="ce14">
            <text:p>104.625<text:s/></text:p>
          </table:table-cell>
          <table:table-cell office:value-type="float" office:value="43182165.789999999" table:style-name="ce14">
            <text:p>43.182.166<text:s/></text:p>
          </table:table-cell>
          <table:table-cell office:value-type="float" office:value="22874.67" table:style-name="ce14">
            <text:p>22.875<text:s/></text:p>
          </table:table-cell>
          <table:table-cell office:value-type="float" office:value="11189.94" table:style-name="ce14">
            <text:p>11.19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1267945.090000004" table:style-name="ce14">
            <text:p>51.267.945<text:s/></text:p>
          </table:table-cell>
          <table:table-cell office:value-type="float" office:value="7061951.7300000004" table:style-name="ce14">
            <text:p>7.061.95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0473695.879999995" table:style-name="ce14">
            <text:p>80.473.69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5979400.01999998" table:style-name="ce15">
            <text:p>205.979.4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221.31" table:style-name="ce14">
            <text:p>3.221<text:s/></text:p>
          </table:table-cell>
          <table:table-cell office:value-type="float" office:value="16268.4" table:style-name="ce14">
            <text:p>16.268<text:s/></text:p>
          </table:table-cell>
          <table:table-cell office:value-type="float" office:value="4819695.26" table:style-name="ce14">
            <text:p>4.819.695<text:s/></text:p>
          </table:table-cell>
          <table:table-cell office:value-type="float" office:value="7676.11" table:style-name="ce14">
            <text:p>7.676<text:s/></text:p>
          </table:table-cell>
          <table:table-cell office:value-type="float" office:value="44197973.850000001" table:style-name="ce14">
            <text:p>44.197.974<text:s/></text:p>
          </table:table-cell>
          <table:table-cell office:value-type="float" office:value="12740404.66" table:style-name="ce14">
            <text:p>12.740.405<text:s/></text:p>
          </table:table-cell>
          <table:table-cell office:value-type="float" office:value="550657.44000000006" table:style-name="ce14">
            <text:p>550.657<text:s/></text:p>
          </table:table-cell>
          <table:table-cell office:value-type="float" office:value="67995637.700000003" table:style-name="ce14">
            <text:p>67.995.638<text:s/></text:p>
          </table:table-cell>
          <table:table-cell office:value-type="float" office:value="5065570.75" table:style-name="ce14">
            <text:p>5.065.571<text:s/></text:p>
          </table:table-cell>
          <table:table-cell office:value-type="float" office:value="855819.89" table:style-name="ce14">
            <text:p>855.820<text:s/></text:p>
          </table:table-cell>
          <table:table-cell office:value-type="float" office:value="42951602.920000002" table:style-name="ce14">
            <text:p>42.951.603<text:s/></text:p>
          </table:table-cell>
          <table:table-cell office:value-type="float" office:value="92740.05" table:style-name="ce14">
            <text:p>92.740<text:s/></text:p>
          </table:table-cell>
          <table:table-cell office:value-type="float" office:value="408452.07" table:style-name="ce14">
            <text:p>408.452<text:s/></text:p>
          </table:table-cell>
          <table:table-cell office:value-type="float" office:value="2787185.25" table:style-name="ce14">
            <text:p>2.787.185<text:s/></text:p>
          </table:table-cell>
          <table:table-cell office:value-type="float" office:value="939642.88" table:style-name="ce14">
            <text:p>939.643<text:s/></text:p>
          </table:table-cell>
          <table:table-cell office:value-type="float" office:value="31802604" table:style-name="ce14">
            <text:p>31.802.60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2395329.590000004" table:style-name="ce14">
            <text:p>92.395.330<text:s/></text:p>
          </table:table-cell>
          <table:table-cell office:value-type="float" office:value="93790946.260000005" table:style-name="ce14">
            <text:p>93.790.946<text:s/></text:p>
          </table:table-cell>
          <table:table-cell office:value-type="float" office:value="184739.78" table:style-name="ce14">
            <text:p>184.7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8.66" table:style-name="ce14">
            <text:p>219<text:s/></text:p>
          </table:table-cell>
          <table:table-cell office:value-type="float" office:value="116238779.72" table:style-name="ce14">
            <text:p>116.238.780<text:s/></text:p>
          </table:table-cell>
          <table:table-cell office:value-type="float" office:value="149322273.22999999" table:style-name="ce14">
            <text:p>149.322.273<text:s/></text:p>
          </table:table-cell>
          <table:table-cell office:value-type="float" office:value="573327.38" table:style-name="ce14">
            <text:p>573.327<text:s/></text:p>
          </table:table-cell>
          <table:table-cell office:value-type="float" office:value="472862969.45999998" table:style-name="ce14">
            <text:p>472.862.96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40603736.6199999" table:style-name="ce15">
            <text:p>1.140.603.7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8662.02" table:style-name="ce14">
            <text:p>18.662<text:s/></text:p>
          </table:table-cell>
          <table:table-cell office:value-type="float" office:value="2699425.93" table:style-name="ce14">
            <text:p>2.699.426<text:s/></text:p>
          </table:table-cell>
          <table:table-cell office:value-type="float" office:value="7057594.0100000007" table:style-name="ce14">
            <text:p>7.057.594<text:s/></text:p>
          </table:table-cell>
          <table:table-cell office:value-type="float" office:value="119854.34" table:style-name="ce14">
            <text:p>119.854<text:s/></text:p>
          </table:table-cell>
          <table:table-cell office:value-type="float" office:value="66446329.439999998" table:style-name="ce14">
            <text:p>66.446.329<text:s/></text:p>
          </table:table-cell>
          <table:table-cell office:value-type="float" office:value="8309536.54" table:style-name="ce14">
            <text:p>8.309.537<text:s/></text:p>
          </table:table-cell>
          <table:table-cell office:value-type="float" office:value="3702164.71" table:style-name="ce14">
            <text:p>3.702.165<text:s/></text:p>
          </table:table-cell>
          <table:table-cell office:value-type="float" office:value="29849411.490000002" table:style-name="ce14">
            <text:p>29.849.411<text:s/></text:p>
          </table:table-cell>
          <table:table-cell office:value-type="float" office:value="15424434.200000001" table:style-name="ce14">
            <text:p>15.424.434<text:s/></text:p>
          </table:table-cell>
          <table:table-cell office:value-type="float" office:value="960880.2" table:style-name="ce14">
            <text:p>960.880<text:s/></text:p>
          </table:table-cell>
          <table:table-cell office:value-type="float" office:value="93305671.620000005" table:style-name="ce14">
            <text:p>93.305.672<text:s/></text:p>
          </table:table-cell>
          <table:table-cell office:value-type="float" office:value="7267352.5499999998" table:style-name="ce14">
            <text:p>7.267.353<text:s/></text:p>
          </table:table-cell>
          <table:table-cell office:value-type="float" office:value="3374195.41" table:style-name="ce14">
            <text:p>3.374.195<text:s/></text:p>
          </table:table-cell>
          <table:table-cell office:value-type="float" office:value="3241681.4099999997" table:style-name="ce14">
            <text:p>3.241.681<text:s/></text:p>
          </table:table-cell>
          <table:table-cell office:value-type="float" office:value="2594309.7199999997" table:style-name="ce14">
            <text:p>2.594.310<text:s/></text:p>
          </table:table-cell>
          <table:table-cell office:value-type="float" office:value="34681926.479999997" table:style-name="ce14">
            <text:p>34.681.926<text:s/></text:p>
          </table:table-cell>
          <table:table-cell office:value-type="float" office:value="1907645.7000000002" table:style-name="ce14">
            <text:p>1.907.646<text:s/></text:p>
          </table:table-cell>
          <table:table-cell office:value-type="float" office:value="100511322.09999999" table:style-name="ce14">
            <text:p>100.511.322<text:s/></text:p>
          </table:table-cell>
          <table:table-cell office:value-type="float" office:value="101479911.30999999" table:style-name="ce14">
            <text:p>101.479.911<text:s/></text:p>
          </table:table-cell>
          <table:table-cell office:value-type="float" office:value="3699688.48" table:style-name="ce14">
            <text:p>3.699.688<text:s/></text:p>
          </table:table-cell>
          <table:table-cell office:value-type="float" office:value="1780247.63" table:style-name="ce14">
            <text:p>1.780.248<text:s/></text:p>
          </table:table-cell>
          <table:table-cell office:value-type="float" office:value="17583.080000000002" table:style-name="ce14">
            <text:p>17.583<text:s/></text:p>
          </table:table-cell>
          <table:table-cell office:value-type="float" office:value="121591937.45" table:style-name="ce14">
            <text:p>121.591.937<text:s/></text:p>
          </table:table-cell>
          <table:table-cell office:value-type="float" office:value="118985776.61" table:style-name="ce14">
            <text:p>118.985.777<text:s/></text:p>
          </table:table-cell>
          <table:table-cell office:value-type="float" office:value="4951257.67" table:style-name="ce14">
            <text:p>4.951.258<text:s/></text:p>
          </table:table-cell>
          <table:table-cell office:value-type="float" office:value="914450922.06999993" table:style-name="ce14">
            <text:p>914.450.922<text:s/></text:p>
          </table:table-cell>
          <table:table-cell office:value-type="float" office:value="462050.2" table:style-name="ce14">
            <text:p>462.050<text:s/></text:p>
          </table:table-cell>
          <table:table-cell office:value-type="float" office:value="1648891772.3700001" table:style-name="ce15">
            <text:p>1.648.891.7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6207512.59" table:style-name="ce14">
            <text:p>16.207.513<text:s/></text:p>
          </table:table-cell>
          <table:table-cell office:value-type="float" office:value="55183149.539999999" table:style-name="ce14">
            <text:p>55.183.150<text:s/></text:p>
          </table:table-cell>
          <table:table-cell office:value-type="float" office:value="241095319.69" table:style-name="ce14">
            <text:p>241.095.320<text:s/></text:p>
          </table:table-cell>
          <table:table-cell office:value-type="float" office:value="11595145.42" table:style-name="ce14">
            <text:p>11.595.145<text:s/></text:p>
          </table:table-cell>
          <table:table-cell office:value-type="float" office:value="308960526.70999998" table:style-name="ce14">
            <text:p>308.960.527<text:s/></text:p>
          </table:table-cell>
          <table:table-cell office:value-type="float" office:value="255378850.31" table:style-name="ce14">
            <text:p>255.378.850<text:s/></text:p>
          </table:table-cell>
          <table:table-cell office:value-type="float" office:value="3355256343.0599999" table:style-name="ce14">
            <text:p>3.355.256.343<text:s/></text:p>
          </table:table-cell>
          <table:table-cell office:value-type="float" office:value="210370182.28" table:style-name="ce14">
            <text:p>210.370.182<text:s/></text:p>
          </table:table-cell>
          <table:table-cell office:value-type="float" office:value="237299960.33000001" table:style-name="ce14">
            <text:p>237.299.960<text:s/></text:p>
          </table:table-cell>
          <table:table-cell office:value-type="float" office:value="86350455.299999997" table:style-name="ce14">
            <text:p>86.350.455<text:s/></text:p>
          </table:table-cell>
          <table:table-cell office:value-type="float" office:value="961573997.25999999" table:style-name="ce14">
            <text:p>961.573.997<text:s/></text:p>
          </table:table-cell>
          <table:table-cell office:value-type="float" office:value="119193450.84999999" table:style-name="ce14">
            <text:p>119.193.451<text:s/></text:p>
          </table:table-cell>
          <table:table-cell office:value-type="float" office:value="165317045.59999999" table:style-name="ce14">
            <text:p>165.317.046<text:s/></text:p>
          </table:table-cell>
          <table:table-cell office:value-type="float" office:value="172264940.53999999" table:style-name="ce14">
            <text:p>172.264.941<text:s/></text:p>
          </table:table-cell>
          <table:table-cell office:value-type="float" office:value="92522698.040000007" table:style-name="ce14">
            <text:p>92.522.698<text:s/></text:p>
          </table:table-cell>
          <table:table-cell office:value-type="float" office:value="278134135.50999999" table:style-name="ce14">
            <text:p>278.134.136<text:s/></text:p>
          </table:table-cell>
          <table:table-cell office:value-type="float" office:value="58600629.509999998" table:style-name="ce14">
            <text:p>58.600.630<text:s/></text:p>
          </table:table-cell>
          <table:table-cell office:value-type="float" office:value="883099199.23000002" table:style-name="ce14">
            <text:p>883.099.199<text:s/></text:p>
          </table:table-cell>
          <table:table-cell office:value-type="float" office:value="3174829457.4099998" table:style-name="ce14">
            <text:p>3.174.829.457<text:s/></text:p>
          </table:table-cell>
          <table:table-cell office:value-type="float" office:value="85208567.180000007" table:style-name="ce14">
            <text:p>85.208.567<text:s/></text:p>
          </table:table-cell>
          <table:table-cell office:value-type="float" office:value="44774832.5" table:style-name="ce14">
            <text:p>44.774.833<text:s/></text:p>
          </table:table-cell>
          <table:table-cell office:value-type="float" office:value="15220205.810000001" table:style-name="ce14">
            <text:p>15.220.206<text:s/></text:p>
          </table:table-cell>
          <table:table-cell office:value-type="float" office:value="872442820.20000005" table:style-name="ce14">
            <text:p>872.442.820<text:s/></text:p>
          </table:table-cell>
          <table:table-cell office:value-type="float" office:value="526606164.13999999" table:style-name="ce14">
            <text:p>526.606.164<text:s/></text:p>
          </table:table-cell>
          <table:table-cell office:value-type="float" office:value="65177729.979999997" table:style-name="ce14">
            <text:p>65.177.730<text:s/></text:p>
          </table:table-cell>
          <table:table-cell office:value-type="float" office:value="9342080252.3700008" table:style-name="ce14">
            <text:p>9.342.080.252<text:s/></text:p>
          </table:table-cell>
          <table:table-cell office:value-type="float" office:value="30204796.420000002" table:style-name="ce14">
            <text:p>30.204.796<text:s/></text:p>
          </table:table-cell>
          <table:table-cell office:value-type="float" office:value="21664948367.779999" table:style-name="ce15">
            <text:p>21.664.948.3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174784.05" table:style-name="ce14">
            <text:p>5.174.784<text:s/></text:p>
          </table:table-cell>
          <table:table-cell office:value-type="float" office:value="15997893.470000001" table:style-name="ce14">
            <text:p>15.997.893<text:s/></text:p>
          </table:table-cell>
          <table:table-cell office:value-type="float" office:value="18837042.02" table:style-name="ce14">
            <text:p>18.837.042<text:s/></text:p>
          </table:table-cell>
          <table:table-cell office:value-type="float" office:value="4582038.97" table:style-name="ce14">
            <text:p>4.582.039<text:s/></text:p>
          </table:table-cell>
          <table:table-cell office:value-type="float" office:value="66904604.460000001" table:style-name="ce14">
            <text:p>66.904.604<text:s/></text:p>
          </table:table-cell>
          <table:table-cell office:value-type="float" office:value="39216066.049999997" table:style-name="ce14">
            <text:p>39.216.066<text:s/></text:p>
          </table:table-cell>
          <table:table-cell office:value-type="float" office:value="52922274.079999998" table:style-name="ce14">
            <text:p>52.922.274<text:s/></text:p>
          </table:table-cell>
          <table:table-cell office:value-type="float" office:value="33191157.329999998" table:style-name="ce14">
            <text:p>33.191.157<text:s/></text:p>
          </table:table-cell>
          <table:table-cell office:value-type="float" office:value="52850015.799999997" table:style-name="ce14">
            <text:p>52.850.016<text:s/></text:p>
          </table:table-cell>
          <table:table-cell office:value-type="float" office:value="30759527.870000001" table:style-name="ce14">
            <text:p>30.759.528<text:s/></text:p>
          </table:table-cell>
          <table:table-cell office:value-type="float" office:value="174246576.43000001" table:style-name="ce14">
            <text:p>174.246.576<text:s/></text:p>
          </table:table-cell>
          <table:table-cell office:value-type="float" office:value="33199900.219999999" table:style-name="ce14">
            <text:p>33.199.900<text:s/></text:p>
          </table:table-cell>
          <table:table-cell office:value-type="float" office:value="62656925.93" table:style-name="ce14">
            <text:p>62.656.926<text:s/></text:p>
          </table:table-cell>
          <table:table-cell office:value-type="float" office:value="42070403.530000001" table:style-name="ce14">
            <text:p>42.070.404<text:s/></text:p>
          </table:table-cell>
          <table:table-cell office:value-type="float" office:value="23523089.359999999" table:style-name="ce14">
            <text:p>23.523.089<text:s/></text:p>
          </table:table-cell>
          <table:table-cell office:value-type="float" office:value="58277155.659999996" table:style-name="ce14">
            <text:p>58.277.156<text:s/></text:p>
          </table:table-cell>
          <table:table-cell office:value-type="float" office:value="16058129.810000001" table:style-name="ce14">
            <text:p>16.058.130<text:s/></text:p>
          </table:table-cell>
          <table:table-cell office:value-type="float" office:value="117564013.03" table:style-name="ce14">
            <text:p>117.564.013<text:s/></text:p>
          </table:table-cell>
          <table:table-cell office:value-type="float" office:value="325181969.82999998" table:style-name="ce14">
            <text:p>325.181.970<text:s/></text:p>
          </table:table-cell>
          <table:table-cell office:value-type="float" office:value="22525203.899999999" table:style-name="ce14">
            <text:p>22.525.204<text:s/></text:p>
          </table:table-cell>
          <table:table-cell office:value-type="float" office:value="11125549.970000001" table:style-name="ce14">
            <text:p>11.125.550<text:s/></text:p>
          </table:table-cell>
          <table:table-cell office:value-type="float" office:value="4198960.04" table:style-name="ce14">
            <text:p>4.198.960<text:s/></text:p>
          </table:table-cell>
          <table:table-cell office:value-type="float" office:value="158247692.66" table:style-name="ce14">
            <text:p>158.247.693<text:s/></text:p>
          </table:table-cell>
          <table:table-cell office:value-type="float" office:value="69551370.230000004" table:style-name="ce14">
            <text:p>69.551.370<text:s/></text:p>
          </table:table-cell>
          <table:table-cell office:value-type="float" office:value="17449639.870000001" table:style-name="ce14">
            <text:p>17.449.640<text:s/></text:p>
          </table:table-cell>
          <table:table-cell office:value-type="float" office:value="778361350.70000005" table:style-name="ce14">
            <text:p>778.361.351<text:s/></text:p>
          </table:table-cell>
          <table:table-cell office:value-type="float" office:value="7301839.71" table:style-name="ce14">
            <text:p>7.301.840<text:s/></text:p>
          </table:table-cell>
          <table:table-cell office:value-type="float" office:value="2241975174.98" table:style-name="ce15">
            <text:p>2.241.975.1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128814.1" table:style-name="ce14">
            <text:p>4.128.814<text:s/></text:p>
          </table:table-cell>
          <table:table-cell office:value-type="float" office:value="14508843.189999999" table:style-name="ce14">
            <text:p>14.508.843<text:s/></text:p>
          </table:table-cell>
          <table:table-cell office:value-type="float" office:value="140698199.06999999" table:style-name="ce14">
            <text:p>140.698.199<text:s/></text:p>
          </table:table-cell>
          <table:table-cell office:value-type="float" office:value="3618183.28" table:style-name="ce14">
            <text:p>3.618.183<text:s/></text:p>
          </table:table-cell>
          <table:table-cell office:value-type="float" office:value="105147152.41" table:style-name="ce14">
            <text:p>105.147.152<text:s/></text:p>
          </table:table-cell>
          <table:table-cell office:value-type="float" office:value="88208588.390000001" table:style-name="ce14">
            <text:p>88.208.588<text:s/></text:p>
          </table:table-cell>
          <table:table-cell office:value-type="float" office:value="535516354.71000004" table:style-name="ce14">
            <text:p>535.516.355<text:s/></text:p>
          </table:table-cell>
          <table:table-cell office:value-type="float" office:value="74221708.760000005" table:style-name="ce14">
            <text:p>74.221.709<text:s/></text:p>
          </table:table-cell>
          <table:table-cell office:value-type="float" office:value="83126447.530000001" table:style-name="ce14">
            <text:p>83.126.448<text:s/></text:p>
          </table:table-cell>
          <table:table-cell office:value-type="float" office:value="24562490.68" table:style-name="ce14">
            <text:p>24.562.491<text:s/></text:p>
          </table:table-cell>
          <table:table-cell office:value-type="float" office:value="309562655.94" table:style-name="ce14">
            <text:p>309.562.656<text:s/></text:p>
          </table:table-cell>
          <table:table-cell office:value-type="float" office:value="38189865.969999999" table:style-name="ce14">
            <text:p>38.189.866<text:s/></text:p>
          </table:table-cell>
          <table:table-cell office:value-type="float" office:value="46529683.240000002" table:style-name="ce14">
            <text:p>46.529.683<text:s/></text:p>
          </table:table-cell>
          <table:table-cell office:value-type="float" office:value="63474976.299999997" table:style-name="ce14">
            <text:p>63.474.976<text:s/></text:p>
          </table:table-cell>
          <table:table-cell office:value-type="float" office:value="22529248.289999999" table:style-name="ce14">
            <text:p>22.529.248<text:s/></text:p>
          </table:table-cell>
          <table:table-cell office:value-type="float" office:value="89723167.760000005" table:style-name="ce14">
            <text:p>89.723.168<text:s/></text:p>
          </table:table-cell>
          <table:table-cell office:value-type="float" office:value="19210533.489999998" table:style-name="ce14">
            <text:p>19.210.533<text:s/></text:p>
          </table:table-cell>
          <table:table-cell office:value-type="float" office:value="307147288.81" table:style-name="ce14">
            <text:p>307.147.289<text:s/></text:p>
          </table:table-cell>
          <table:table-cell office:value-type="float" office:value="950934364.13999999" table:style-name="ce14">
            <text:p>950.934.364<text:s/></text:p>
          </table:table-cell>
          <table:table-cell office:value-type="float" office:value="23375983.030000001" table:style-name="ce14">
            <text:p>23.375.983<text:s/></text:p>
          </table:table-cell>
          <table:table-cell office:value-type="float" office:value="14092809.84" table:style-name="ce14">
            <text:p>14.092.810<text:s/></text:p>
          </table:table-cell>
          <table:table-cell office:value-type="float" office:value="4330911.6100000003" table:style-name="ce14">
            <text:p>4.330.912<text:s/></text:p>
          </table:table-cell>
          <table:table-cell office:value-type="float" office:value="283996657.79000002" table:style-name="ce14">
            <text:p>283.996.658<text:s/></text:p>
          </table:table-cell>
          <table:table-cell office:value-type="float" office:value="233398775.84999999" table:style-name="ce14">
            <text:p>233.398.776<text:s/></text:p>
          </table:table-cell>
          <table:table-cell office:value-type="float" office:value="18459049.030000001" table:style-name="ce14">
            <text:p>18.459.049<text:s/></text:p>
          </table:table-cell>
          <table:table-cell office:value-type="float" office:value="2858045036.0599999" table:style-name="ce14">
            <text:p>2.858.045.036<text:s/></text:p>
          </table:table-cell>
          <table:table-cell office:value-type="float" office:value="11225780.66" table:style-name="ce14">
            <text:p>11.225.781<text:s/></text:p>
          </table:table-cell>
          <table:table-cell office:value-type="float" office:value="6367963569.9300003" table:style-name="ce15">
            <text:p>6.367.963.5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1332.78" table:style-name="ce14">
            <text:p>31.333<text:s/></text:p>
          </table:table-cell>
          <table:table-cell office:value-type="float" office:value="260867.05" table:style-name="ce14">
            <text:p>260.867<text:s/></text:p>
          </table:table-cell>
          <table:table-cell office:value-type="float" office:value="97.49" table:style-name="ce14">
            <text:p>97<text:s/></text:p>
          </table:table-cell>
          <table:table-cell office:value-type="float" office:value="1421352.87" table:style-name="ce14">
            <text:p>1.421.353<text:s/></text:p>
          </table:table-cell>
          <table:table-cell office:value-type="float" office:value="17346521.120000001" table:style-name="ce14">
            <text:p>17.346.521<text:s/></text:p>
          </table:table-cell>
          <table:table-cell office:value-type="float" office:value="48355673.899999999" table:style-name="ce14">
            <text:p>48.355.674<text:s/></text:p>
          </table:table-cell>
          <table:table-cell office:value-type="float" office:value="5415343.4299999997" table:style-name="ce14">
            <text:p>5.415.343<text:s/></text:p>
          </table:table-cell>
          <table:table-cell office:value-type="float" office:value="422271.64" table:style-name="ce14">
            <text:p>422.2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98371.09" table:style-name="ce14">
            <text:p>5.098.371<text:s/></text:p>
          </table:table-cell>
          <table:table-cell office:value-type="float" office:value="69181.119999999995" table:style-name="ce14">
            <text:p>69.181<text:s/></text:p>
          </table:table-cell>
          <table:table-cell office:value-type="float" office:value="160123.22" table:style-name="ce14">
            <text:p>160.123<text:s/></text:p>
          </table:table-cell>
          <table:table-cell office:value-type="float" office:value="13105838.74" table:style-name="ce14">
            <text:p>13.105.839<text:s/></text:p>
          </table:table-cell>
          <table:table-cell office:value-type="float" office:value="4209.97" table:style-name="ce14">
            <text:p>4.210<text:s/></text:p>
          </table:table-cell>
          <table:table-cell office:value-type="float" office:value="8080614.1900000004" table:style-name="ce14">
            <text:p>8.080.614<text:s/></text:p>
          </table:table-cell>
          <table:table-cell office:value-type="float" office:value="748.4" table:style-name="ce14">
            <text:p>748<text:s/></text:p>
          </table:table-cell>
          <table:table-cell office:value-type="float" office:value="22433226.989999998" table:style-name="ce14">
            <text:p>22.433.227<text:s/></text:p>
          </table:table-cell>
          <table:table-cell office:value-type="float" office:value="132451108.43000001" table:style-name="ce14">
            <text:p>132.451.10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15.33" table:style-name="ce14">
            <text:p>1.41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7214610.700000003" table:style-name="ce14">
            <text:p>37.214.611<text:s/></text:p>
          </table:table-cell>
          <table:table-cell office:value-type="float" office:value="1274588.67" table:style-name="ce14">
            <text:p>1.274.589<text:s/></text:p>
          </table:table-cell>
          <table:table-cell office:value-type="float" office:value="3507560.03" table:style-name="ce14">
            <text:p>3.507.560<text:s/></text:p>
          </table:table-cell>
          <table:table-cell office:value-type="float" office:value="823165690.11000001" table:style-name="ce14">
            <text:p>823.165.690<text:s/></text:p>
          </table:table-cell>
          <table:table-cell office:value-type="float" office:value="4214.03" table:style-name="ce14">
            <text:p>4.214<text:s/></text:p>
          </table:table-cell>
          <table:table-cell office:value-type="float" office:value="1119824961.3" table:style-name="ce15">
            <text:p>1.119.824.9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128814.1000000006" table:style-name="ce14">
            <text:p>4.128.814<text:s/></text:p>
          </table:table-cell>
          <table:table-cell office:value-type="float" office:value="14477510.41" table:style-name="ce14">
            <text:p>14.477.510<text:s/></text:p>
          </table:table-cell>
          <table:table-cell office:value-type="float" office:value="140437332.02000001" table:style-name="ce14">
            <text:p>140.437.332<text:s/></text:p>
          </table:table-cell>
          <table:table-cell office:value-type="float" office:value="3618085.79" table:style-name="ce14">
            <text:p>3.618.086<text:s/></text:p>
          </table:table-cell>
          <table:table-cell office:value-type="float" office:value="103725799.54000001" table:style-name="ce14">
            <text:p>103.725.800<text:s/></text:p>
          </table:table-cell>
          <table:table-cell office:value-type="float" office:value="70862067.270000011" table:style-name="ce14">
            <text:p>70.862.067<text:s/></text:p>
          </table:table-cell>
          <table:table-cell office:value-type="float" office:value="487160680.81" table:style-name="ce14">
            <text:p>487.160.681<text:s/></text:p>
          </table:table-cell>
          <table:table-cell office:value-type="float" office:value="68806365.329999998" table:style-name="ce14">
            <text:p>68.806.365<text:s/></text:p>
          </table:table-cell>
          <table:table-cell office:value-type="float" office:value="82704175.889999986" table:style-name="ce14">
            <text:p>82.704.176<text:s/></text:p>
          </table:table-cell>
          <table:table-cell office:value-type="float" office:value="24562490.680000003" table:style-name="ce14">
            <text:p>24.562.491<text:s/></text:p>
          </table:table-cell>
          <table:table-cell office:value-type="float" office:value="304464284.85000002" table:style-name="ce14">
            <text:p>304.464.285<text:s/></text:p>
          </table:table-cell>
          <table:table-cell office:value-type="float" office:value="38120684.850000001" table:style-name="ce14">
            <text:p>38.120.685<text:s/></text:p>
          </table:table-cell>
          <table:table-cell office:value-type="float" office:value="46369560.020000003" table:style-name="ce14">
            <text:p>46.369.560<text:s/></text:p>
          </table:table-cell>
          <table:table-cell office:value-type="float" office:value="50369137.56000001" table:style-name="ce14">
            <text:p>50.369.138<text:s/></text:p>
          </table:table-cell>
          <table:table-cell office:value-type="float" office:value="22525038.32" table:style-name="ce14">
            <text:p>22.525.038<text:s/></text:p>
          </table:table-cell>
          <table:table-cell office:value-type="float" office:value="81642553.569999993" table:style-name="ce14">
            <text:p>81.642.554<text:s/></text:p>
          </table:table-cell>
          <table:table-cell office:value-type="float" office:value="19209785.09" table:style-name="ce14">
            <text:p>19.209.785<text:s/></text:p>
          </table:table-cell>
          <table:table-cell office:value-type="float" office:value="284714061.82000005" table:style-name="ce14">
            <text:p>284.714.062<text:s/></text:p>
          </table:table-cell>
          <table:table-cell office:value-type="float" office:value="818483255.71000004" table:style-name="ce14">
            <text:p>818.483.256<text:s/></text:p>
          </table:table-cell>
          <table:table-cell office:value-type="float" office:value="23375983.030000001" table:style-name="ce14">
            <text:p>23.375.983<text:s/></text:p>
          </table:table-cell>
          <table:table-cell office:value-type="float" office:value="14091394.51" table:style-name="ce14">
            <text:p>14.091.395<text:s/></text:p>
          </table:table-cell>
          <table:table-cell office:value-type="float" office:value="4330911.6099999994" table:style-name="ce14">
            <text:p>4.330.912<text:s/></text:p>
          </table:table-cell>
          <table:table-cell office:value-type="float" office:value="246782047.09" table:style-name="ce14">
            <text:p>246.782.047<text:s/></text:p>
          </table:table-cell>
          <table:table-cell office:value-type="float" office:value="232124187.18000001" table:style-name="ce14">
            <text:p>232.124.187<text:s/></text:p>
          </table:table-cell>
          <table:table-cell office:value-type="float" office:value="14951489" table:style-name="ce14">
            <text:p>14.951.489<text:s/></text:p>
          </table:table-cell>
          <table:table-cell office:value-type="float" office:value="2034879345.95" table:style-name="ce14">
            <text:p>2.034.879.346<text:s/></text:p>
          </table:table-cell>
          <table:table-cell office:value-type="float" office:value="11221566.629999999" table:style-name="ce14">
            <text:p>11.221.567<text:s/></text:p>
          </table:table-cell>
          <table:table-cell office:value-type="float" office:value="5248138608.6300001" table:style-name="ce15">
            <text:p>5.248.138.6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903914.4400000004" table:style-name="ce14">
            <text:p>6.903.914<text:s/></text:p>
          </table:table-cell>
          <table:table-cell office:value-type="float" office:value="24676412.879999999" table:style-name="ce14">
            <text:p>24.676.413<text:s/></text:p>
          </table:table-cell>
          <table:table-cell office:value-type="float" office:value="81560078.599999994" table:style-name="ce14">
            <text:p>81.560.079<text:s/></text:p>
          </table:table-cell>
          <table:table-cell office:value-type="float" office:value="3394923.17" table:style-name="ce14">
            <text:p>3.394.923<text:s/></text:p>
          </table:table-cell>
          <table:table-cell office:value-type="float" office:value="136908769.84" table:style-name="ce14">
            <text:p>136.908.770<text:s/></text:p>
          </table:table-cell>
          <table:table-cell office:value-type="float" office:value="127954195.87" table:style-name="ce14">
            <text:p>127.954.196<text:s/></text:p>
          </table:table-cell>
          <table:table-cell office:value-type="float" office:value="2766817714.27" table:style-name="ce14">
            <text:p>2.766.817.714<text:s/></text:p>
          </table:table-cell>
          <table:table-cell office:value-type="float" office:value="102957316.19" table:style-name="ce14">
            <text:p>102.957.316<text:s/></text:p>
          </table:table-cell>
          <table:table-cell office:value-type="float" office:value="101323497" table:style-name="ce14">
            <text:p>101.323.497<text:s/></text:p>
          </table:table-cell>
          <table:table-cell office:value-type="float" office:value="31028436.75" table:style-name="ce14">
            <text:p>31.028.437<text:s/></text:p>
          </table:table-cell>
          <table:table-cell office:value-type="float" office:value="477764764.88999999" table:style-name="ce14">
            <text:p>477.764.765<text:s/></text:p>
          </table:table-cell>
          <table:table-cell office:value-type="float" office:value="47803684.659999996" table:style-name="ce14">
            <text:p>47.803.685<text:s/></text:p>
          </table:table-cell>
          <table:table-cell office:value-type="float" office:value="56130436.43" table:style-name="ce14">
            <text:p>56.130.436<text:s/></text:p>
          </table:table-cell>
          <table:table-cell office:value-type="float" office:value="66719560.710000001" table:style-name="ce14">
            <text:p>66.719.561<text:s/></text:p>
          </table:table-cell>
          <table:table-cell office:value-type="float" office:value="46470360.390000001" table:style-name="ce14">
            <text:p>46.470.360<text:s/></text:p>
          </table:table-cell>
          <table:table-cell office:value-type="float" office:value="130133812.09" table:style-name="ce14">
            <text:p>130.133.812<text:s/></text:p>
          </table:table-cell>
          <table:table-cell office:value-type="float" office:value="23331966.210000001" table:style-name="ce14">
            <text:p>23.331.966<text:s/></text:p>
          </table:table-cell>
          <table:table-cell office:value-type="float" office:value="458387897.38999999" table:style-name="ce14">
            <text:p>458.387.897<text:s/></text:p>
          </table:table-cell>
          <table:table-cell office:value-type="float" office:value="1898713123.4400001" table:style-name="ce14">
            <text:p>1.898.713.123<text:s/></text:p>
          </table:table-cell>
          <table:table-cell office:value-type="float" office:value="39307380.25" table:style-name="ce14">
            <text:p>39.307.380<text:s/></text:p>
          </table:table-cell>
          <table:table-cell office:value-type="float" office:value="19556472.690000001" table:style-name="ce14">
            <text:p>19.556.473<text:s/></text:p>
          </table:table-cell>
          <table:table-cell office:value-type="float" office:value="6690334.1600000001" table:style-name="ce14">
            <text:p>6.690.334<text:s/></text:p>
          </table:table-cell>
          <table:table-cell office:value-type="float" office:value="430198469.75" table:style-name="ce14">
            <text:p>430.198.470<text:s/></text:p>
          </table:table-cell>
          <table:table-cell office:value-type="float" office:value="223656018.06" table:style-name="ce14">
            <text:p>223.656.018<text:s/></text:p>
          </table:table-cell>
          <table:table-cell office:value-type="float" office:value="29269041.079999998" table:style-name="ce14">
            <text:p>29.269.041<text:s/></text:p>
          </table:table-cell>
          <table:table-cell office:value-type="float" office:value="5705673865.6099997" table:style-name="ce14">
            <text:p>5.705.673.866<text:s/></text:p>
          </table:table-cell>
          <table:table-cell office:value-type="float" office:value="11677176.050000001" table:style-name="ce14">
            <text:p>11.677.176<text:s/></text:p>
          </table:table-cell>
          <table:table-cell office:value-type="float" office:value="13055009622.869999" table:style-name="ce15">
            <text:p>13.055.009.6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429099.8099999996" table:style-name="ce14">
            <text:p>6.429.100<text:s/></text:p>
          </table:table-cell>
          <table:table-cell office:value-type="float" office:value="22114384.050000001" table:style-name="ce14">
            <text:p>22.114.384<text:s/></text:p>
          </table:table-cell>
          <table:table-cell office:value-type="float" office:value="60268631.960000001" table:style-name="ce14">
            <text:p>60.268.632<text:s/></text:p>
          </table:table-cell>
          <table:table-cell office:value-type="float" office:value="2986127.32" table:style-name="ce14">
            <text:p>2.986.127<text:s/></text:p>
          </table:table-cell>
          <table:table-cell office:value-type="float" office:value="104958390.47" table:style-name="ce14">
            <text:p>104.958.390<text:s/></text:p>
          </table:table-cell>
          <table:table-cell office:value-type="float" office:value="98254894.040000007" table:style-name="ce14">
            <text:p>98.254.894<text:s/></text:p>
          </table:table-cell>
          <table:table-cell office:value-type="float" office:value="2171079697.54" table:style-name="ce14">
            <text:p>2.171.079.698<text:s/></text:p>
          </table:table-cell>
          <table:table-cell office:value-type="float" office:value="64602657.740000002" table:style-name="ce14">
            <text:p>64.602.658<text:s/></text:p>
          </table:table-cell>
          <table:table-cell office:value-type="float" office:value="84597799.969999999" table:style-name="ce14">
            <text:p>84.597.800<text:s/></text:p>
          </table:table-cell>
          <table:table-cell office:value-type="float" office:value="26839392.5" table:style-name="ce14">
            <text:p>26.839.393<text:s/></text:p>
          </table:table-cell>
          <table:table-cell office:value-type="float" office:value="344296745.63" table:style-name="ce14">
            <text:p>344.296.746<text:s/></text:p>
          </table:table-cell>
          <table:table-cell office:value-type="float" office:value="32895915.149999999" table:style-name="ce14">
            <text:p>32.895.915<text:s/></text:p>
          </table:table-cell>
          <table:table-cell office:value-type="float" office:value="45417716.950000003" table:style-name="ce14">
            <text:p>45.417.717<text:s/></text:p>
          </table:table-cell>
          <table:table-cell office:value-type="float" office:value="55258556.130000003" table:style-name="ce14">
            <text:p>55.258.556<text:s/></text:p>
          </table:table-cell>
          <table:table-cell office:value-type="float" office:value="42032337.090000004" table:style-name="ce14">
            <text:p>42.032.337<text:s/></text:p>
          </table:table-cell>
          <table:table-cell office:value-type="float" office:value="107715658.7" table:style-name="ce14">
            <text:p>107.715.659<text:s/></text:p>
          </table:table-cell>
          <table:table-cell office:value-type="float" office:value="20989718.140000001" table:style-name="ce14">
            <text:p>20.989.718<text:s/></text:p>
          </table:table-cell>
          <table:table-cell office:value-type="float" office:value="261589799.97" table:style-name="ce14">
            <text:p>261.589.800<text:s/></text:p>
          </table:table-cell>
          <table:table-cell office:value-type="float" office:value="1014179274.92" table:style-name="ce14">
            <text:p>1.014.179.275<text:s/></text:p>
          </table:table-cell>
          <table:table-cell office:value-type="float" office:value="34594147.740000002" table:style-name="ce14">
            <text:p>34.594.148<text:s/></text:p>
          </table:table-cell>
          <table:table-cell office:value-type="float" office:value="17029124.699999999" table:style-name="ce14">
            <text:p>17.029.125<text:s/></text:p>
          </table:table-cell>
          <table:table-cell office:value-type="float" office:value="6282491.8300000001" table:style-name="ce14">
            <text:p>6.282.492<text:s/></text:p>
          </table:table-cell>
          <table:table-cell office:value-type="float" office:value="302177770.63" table:style-name="ce14">
            <text:p>302.177.771<text:s/></text:p>
          </table:table-cell>
          <table:table-cell office:value-type="float" office:value="163518600.97" table:style-name="ce14">
            <text:p>163.518.601<text:s/></text:p>
          </table:table-cell>
          <table:table-cell office:value-type="float" office:value="24320148.530000001" table:style-name="ce14">
            <text:p>24.320.149<text:s/></text:p>
          </table:table-cell>
          <table:table-cell office:value-type="float" office:value="2396983441.7199998" table:style-name="ce14">
            <text:p>2.396.983.442<text:s/></text:p>
          </table:table-cell>
          <table:table-cell office:value-type="float" office:value="8559232.2300000004" table:style-name="ce14">
            <text:p>8.559.232<text:s/></text:p>
          </table:table-cell>
          <table:table-cell office:value-type="float" office:value="7519971756.4299984" table:style-name="ce15">
            <text:p>7.519.971.7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46026.18" table:style-name="ce14">
            <text:p>246.026<text:s/></text:p>
          </table:table-cell>
          <table:table-cell office:value-type="float" office:value="1059531.1499999999" table:style-name="ce14">
            <text:p>1.059.531<text:s/></text:p>
          </table:table-cell>
          <table:table-cell office:value-type="float" office:value="7672560.1699999999" table:style-name="ce14">
            <text:p>7.672.560<text:s/></text:p>
          </table:table-cell>
          <table:table-cell office:value-type="float" office:value="61096.37" table:style-name="ce14">
            <text:p>61.096<text:s/></text:p>
          </table:table-cell>
          <table:table-cell office:value-type="float" office:value="11583955.92" table:style-name="ce14">
            <text:p>11.583.956<text:s/></text:p>
          </table:table-cell>
          <table:table-cell office:value-type="float" office:value="14532596.960000001" table:style-name="ce14">
            <text:p>14.532.597<text:s/></text:p>
          </table:table-cell>
          <table:table-cell office:value-type="float" office:value="440464816.13999999" table:style-name="ce14">
            <text:p>440.464.816<text:s/></text:p>
          </table:table-cell>
          <table:table-cell office:value-type="float" office:value="20481616.41" table:style-name="ce14">
            <text:p>20.481.616<text:s/></text:p>
          </table:table-cell>
          <table:table-cell office:value-type="float" office:value="7812397.54" table:style-name="ce14">
            <text:p>7.812.398<text:s/></text:p>
          </table:table-cell>
          <table:table-cell office:value-type="float" office:value="1200563.82" table:style-name="ce14">
            <text:p>1.200.564<text:s/></text:p>
          </table:table-cell>
          <table:table-cell office:value-type="float" office:value="66660035.359999999" table:style-name="ce14">
            <text:p>66.660.035<text:s/></text:p>
          </table:table-cell>
          <table:table-cell office:value-type="float" office:value="4131542.42" table:style-name="ce14">
            <text:p>4.131.542<text:s/></text:p>
          </table:table-cell>
          <table:table-cell office:value-type="float" office:value="5441080.7699999996" table:style-name="ce14">
            <text:p>5.441.081<text:s/></text:p>
          </table:table-cell>
          <table:table-cell office:value-type="float" office:value="5603212.6399999997" table:style-name="ce14">
            <text:p>5.603.213<text:s/></text:p>
          </table:table-cell>
          <table:table-cell office:value-type="float" office:value="2681771.44" table:style-name="ce14">
            <text:p>2.681.771<text:s/></text:p>
          </table:table-cell>
          <table:table-cell office:value-type="float" office:value="8098849.3600000003" table:style-name="ce14">
            <text:p>8.098.849<text:s/></text:p>
          </table:table-cell>
          <table:table-cell office:value-type="float" office:value="595433.81000000006" table:style-name="ce14">
            <text:p>595.434<text:s/></text:p>
          </table:table-cell>
          <table:table-cell office:value-type="float" office:value="148012838.44999999" table:style-name="ce14">
            <text:p>148.012.838<text:s/></text:p>
          </table:table-cell>
          <table:table-cell office:value-type="float" office:value="486571186.14999998" table:style-name="ce14">
            <text:p>486.571.186<text:s/></text:p>
          </table:table-cell>
          <table:table-cell office:value-type="float" office:value="1777802.32" table:style-name="ce14">
            <text:p>1.777.802<text:s/></text:p>
          </table:table-cell>
          <table:table-cell office:value-type="float" office:value="1795905.07" table:style-name="ce14">
            <text:p>1.795.905<text:s/></text:p>
          </table:table-cell>
          <table:table-cell office:value-type="float" office:value="196981.57" table:style-name="ce14">
            <text:p>196.982<text:s/></text:p>
          </table:table-cell>
          <table:table-cell office:value-type="float" office:value="76120903.659999996" table:style-name="ce14">
            <text:p>76.120.904<text:s/></text:p>
          </table:table-cell>
          <table:table-cell office:value-type="float" office:value="30162465.379999999" table:style-name="ce14">
            <text:p>30.162.465<text:s/></text:p>
          </table:table-cell>
          <table:table-cell office:value-type="float" office:value="2338234.12" table:style-name="ce14">
            <text:p>2.338.234<text:s/></text:p>
          </table:table-cell>
          <table:table-cell office:value-type="float" office:value="1975438256.8399999" table:style-name="ce14">
            <text:p>1.975.438.257<text:s/></text:p>
          </table:table-cell>
          <table:table-cell office:value-type="float" office:value="475173.04" table:style-name="ce14">
            <text:p>475.173<text:s/></text:p>
          </table:table-cell>
          <table:table-cell office:value-type="float" office:value="3321216833.0599995" table:style-name="ce15">
            <text:p>3.321.216.8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6067.65" table:style-name="ce14">
            <text:p>16.068<text:s/></text:p>
          </table:table-cell>
          <table:table-cell office:value-type="float" office:value="305560.17" table:style-name="ce14">
            <text:p>305.560<text:s/></text:p>
          </table:table-cell>
          <table:table-cell office:value-type="float" office:value="9522630.9499999993" table:style-name="ce14">
            <text:p>9.522.631<text:s/></text:p>
          </table:table-cell>
          <table:table-cell office:value-type="float" office:value="94903.15" table:style-name="ce14">
            <text:p>94.903<text:s/></text:p>
          </table:table-cell>
          <table:table-cell office:value-type="float" office:value="9927916.9800000004" table:style-name="ce14">
            <text:p>9.927.917<text:s/></text:p>
          </table:table-cell>
          <table:table-cell office:value-type="float" office:value="6945123.4400000004" table:style-name="ce14">
            <text:p>6.945.123<text:s/></text:p>
          </table:table-cell>
          <table:table-cell office:value-type="float" office:value="34844146.960000001" table:style-name="ce14">
            <text:p>34.844.147<text:s/></text:p>
          </table:table-cell>
          <table:table-cell office:value-type="float" office:value="11844009.76" table:style-name="ce14">
            <text:p>11.844.010<text:s/></text:p>
          </table:table-cell>
          <table:table-cell office:value-type="float" office:value="3259226.62" table:style-name="ce14">
            <text:p>3.259.227<text:s/></text:p>
          </table:table-cell>
          <table:table-cell office:value-type="float" office:value="400786.26" table:style-name="ce14">
            <text:p>400.786<text:s/></text:p>
          </table:table-cell>
          <table:table-cell office:value-type="float" office:value="35884815.780000001" table:style-name="ce14">
            <text:p>35.884.816<text:s/></text:p>
          </table:table-cell>
          <table:table-cell office:value-type="float" office:value="8704322.2799999993" table:style-name="ce14">
            <text:p>8.704.322<text:s/></text:p>
          </table:table-cell>
          <table:table-cell office:value-type="float" office:value="1983212.09" table:style-name="ce14">
            <text:p>1.983.212<text:s/></text:p>
          </table:table-cell>
          <table:table-cell office:value-type="float" office:value="2388633.44" table:style-name="ce14">
            <text:p>2.388.633<text:s/></text:p>
          </table:table-cell>
          <table:table-cell office:value-type="float" office:value="288227.71999999997" table:style-name="ce14">
            <text:p>288.228<text:s/></text:p>
          </table:table-cell>
          <table:table-cell office:value-type="float" office:value="6977932.3200000003" table:style-name="ce14">
            <text:p>6.977.932<text:s/></text:p>
          </table:table-cell>
          <table:table-cell office:value-type="float" office:value="317153.2" table:style-name="ce14">
            <text:p>317.153<text:s/></text:p>
          </table:table-cell>
          <table:table-cell office:value-type="float" office:value="20751908.039999999" table:style-name="ce14">
            <text:p>20.751.908<text:s/></text:p>
          </table:table-cell>
          <table:table-cell office:value-type="float" office:value="307900695.63999999" table:style-name="ce14">
            <text:p>307.900.696<text:s/></text:p>
          </table:table-cell>
          <table:table-cell office:value-type="float" office:value="1210484.8400000001" table:style-name="ce14">
            <text:p>1.210.485<text:s/></text:p>
          </table:table-cell>
          <table:table-cell office:value-type="float" office:value="129054.43" table:style-name="ce14">
            <text:p>129.054<text:s/></text:p>
          </table:table-cell>
          <table:table-cell office:value-type="float" office:value="751.09" table:style-name="ce14">
            <text:p>751<text:s/></text:p>
          </table:table-cell>
          <table:table-cell office:value-type="float" office:value="16850024.600000001" table:style-name="ce14">
            <text:p>16.850.025<text:s/></text:p>
          </table:table-cell>
          <table:table-cell office:value-type="float" office:value="14387377.6" table:style-name="ce14">
            <text:p>14.387.378<text:s/></text:p>
          </table:table-cell>
          <table:table-cell office:value-type="float" office:value="604944.48" table:style-name="ce14">
            <text:p>604.944<text:s/></text:p>
          </table:table-cell>
          <table:table-cell office:value-type="float" office:value="939132915.30999994" table:style-name="ce14">
            <text:p>939.132.915<text:s/></text:p>
          </table:table-cell>
          <table:table-cell office:value-type="float" office:value="1650805.09" table:style-name="ce14">
            <text:p>1.650.805<text:s/></text:p>
          </table:table-cell>
          <table:table-cell office:value-type="float" office:value="1436323629.8899999" table:style-name="ce15">
            <text:p>1.436.323.6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12720.8" table:style-name="ce14">
            <text:p>212.721<text:s/></text:p>
          </table:table-cell>
          <table:table-cell office:value-type="float" office:value="1196937.51" table:style-name="ce14">
            <text:p>1.196.938<text:s/></text:p>
          </table:table-cell>
          <table:table-cell office:value-type="float" office:value="4096255.52" table:style-name="ce14">
            <text:p>4.096.256<text:s/></text:p>
          </table:table-cell>
          <table:table-cell office:value-type="float" office:value="252796.33000000002" table:style-name="ce14">
            <text:p>252.796<text:s/></text:p>
          </table:table-cell>
          <table:table-cell office:value-type="float" office:value="10438506.469999999" table:style-name="ce14">
            <text:p>10.438.506<text:s/></text:p>
          </table:table-cell>
          <table:table-cell office:value-type="float" office:value="8221581.4300000006" table:style-name="ce14">
            <text:p>8.221.581<text:s/></text:p>
          </table:table-cell>
          <table:table-cell office:value-type="float" office:value="120429053.63000001" table:style-name="ce14">
            <text:p>120.429.054<text:s/></text:p>
          </table:table-cell>
          <table:table-cell office:value-type="float" office:value="6029032.2799999993" table:style-name="ce14">
            <text:p>6.029.032<text:s/></text:p>
          </table:table-cell>
          <table:table-cell office:value-type="float" office:value="5654072.8699999992" table:style-name="ce14">
            <text:p>5.654.073<text:s/></text:p>
          </table:table-cell>
          <table:table-cell office:value-type="float" office:value="2587694.17" table:style-name="ce14">
            <text:p>2.587.694<text:s/></text:p>
          </table:table-cell>
          <table:table-cell office:value-type="float" office:value="30923168.120000001" table:style-name="ce14">
            <text:p>30.923.168<text:s/></text:p>
          </table:table-cell>
          <table:table-cell office:value-type="float" office:value="2071904.81" table:style-name="ce14">
            <text:p>2.071.905<text:s/></text:p>
          </table:table-cell>
          <table:table-cell office:value-type="float" office:value="3288426.62" table:style-name="ce14">
            <text:p>3.288.427<text:s/></text:p>
          </table:table-cell>
          <table:table-cell office:value-type="float" office:value="3469158.5" table:style-name="ce14">
            <text:p>3.469.159<text:s/></text:p>
          </table:table-cell>
          <table:table-cell office:value-type="float" office:value="1468024.14" table:style-name="ce14">
            <text:p>1.468.024<text:s/></text:p>
          </table:table-cell>
          <table:table-cell office:value-type="float" office:value="7341371.7100000009" table:style-name="ce14">
            <text:p>7.341.372<text:s/></text:p>
          </table:table-cell>
          <table:table-cell office:value-type="float" office:value="1429661.06" table:style-name="ce14">
            <text:p>1.429.661<text:s/></text:p>
          </table:table-cell>
          <table:table-cell office:value-type="float" office:value="28033350.93" table:style-name="ce14">
            <text:p>28.033.351<text:s/></text:p>
          </table:table-cell>
          <table:table-cell office:value-type="float" office:value="90061966.730000004" table:style-name="ce14">
            <text:p>90.061.967<text:s/></text:p>
          </table:table-cell>
          <table:table-cell office:value-type="float" office:value="1724945.3499999999" table:style-name="ce14">
            <text:p>1.724.945<text:s/></text:p>
          </table:table-cell>
          <table:table-cell office:value-type="float" office:value="602388.49" table:style-name="ce14">
            <text:p>602.388<text:s/></text:p>
          </table:table-cell>
          <table:table-cell office:value-type="float" office:value="210109.66999999998" table:style-name="ce14">
            <text:p>210.110<text:s/></text:p>
          </table:table-cell>
          <table:table-cell office:value-type="float" office:value="35049770.859999999" table:style-name="ce14">
            <text:p>35.049.771<text:s/></text:p>
          </table:table-cell>
          <table:table-cell office:value-type="float" office:value="15587574.110000001" table:style-name="ce14">
            <text:p>15.587.574<text:s/></text:p>
          </table:table-cell>
          <table:table-cell office:value-type="float" office:value="2005713.95" table:style-name="ce14">
            <text:p>2.005.714<text:s/></text:p>
          </table:table-cell>
          <table:table-cell office:value-type="float" office:value="394119251.74000001" table:style-name="ce14">
            <text:p>394.119.252<text:s/></text:p>
          </table:table-cell>
          <table:table-cell office:value-type="float" office:value="991965.69000000006" table:style-name="ce14">
            <text:p>991.966<text:s/></text:p>
          </table:table-cell>
          <table:table-cell office:value-type="float" office:value="777497403.49000013" table:style-name="ce15">
            <text:p>777.497.4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7821.32" table:style-name="ce14">
            <text:p>87.821<text:s/></text:p>
          </table:table-cell>
          <table:table-cell office:value-type="float" office:value="279912.25" table:style-name="ce14">
            <text:p>279.912<text:s/></text:p>
          </table:table-cell>
          <table:table-cell office:value-type="float" office:value="1708573.13" table:style-name="ce14">
            <text:p>1.708.573<text:s/></text:p>
          </table:table-cell>
          <table:table-cell office:value-type="float" office:value="51793.46" table:style-name="ce14">
            <text:p>51.793<text:s/></text:p>
          </table:table-cell>
          <table:table-cell office:value-type="float" office:value="3766285.97" table:style-name="ce14">
            <text:p>3.766.286<text:s/></text:p>
          </table:table-cell>
          <table:table-cell office:value-type="float" office:value="8215316.1500000004" table:style-name="ce14">
            <text:p>8.215.316<text:s/></text:p>
          </table:table-cell>
          <table:table-cell office:value-type="float" office:value="494547959.57999998" table:style-name="ce14">
            <text:p>494.547.960<text:s/></text:p>
          </table:table-cell>
          <table:table-cell office:value-type="float" office:value="8953769.4100000001" table:style-name="ce14">
            <text:p>8.953.769<text:s/></text:p>
          </table:table-cell>
          <table:table-cell office:value-type="float" office:value="3527430.37" table:style-name="ce14">
            <text:p>3.527.430<text:s/></text:p>
          </table:table-cell>
          <table:table-cell office:value-type="float" office:value="283089.93" table:style-name="ce14">
            <text:p>283.090<text:s/></text:p>
          </table:table-cell>
          <table:table-cell office:value-type="float" office:value="57208939.770000003" table:style-name="ce14">
            <text:p>57.208.940<text:s/></text:p>
          </table:table-cell>
          <table:table-cell office:value-type="float" office:value="1607005.61" table:style-name="ce14">
            <text:p>1.607.006<text:s/></text:p>
          </table:table-cell>
          <table:table-cell office:value-type="float" office:value="5208792.7" table:style-name="ce14">
            <text:p>5.208.793<text:s/></text:p>
          </table:table-cell>
          <table:table-cell office:value-type="float" office:value="10229275.970000001" table:style-name="ce14">
            <text:p>10.229.276<text:s/></text:p>
          </table:table-cell>
          <table:table-cell office:value-type="float" office:value="606737.71" table:style-name="ce14">
            <text:p>606.738<text:s/></text:p>
          </table:table-cell>
          <table:table-cell office:value-type="float" office:value="9882466.9600000009" table:style-name="ce14">
            <text:p>9.882.467<text:s/></text:p>
          </table:table-cell>
          <table:table-cell office:value-type="float" office:value="96938.85" table:style-name="ce14">
            <text:p>96.939<text:s/></text:p>
          </table:table-cell>
          <table:table-cell office:value-type="float" office:value="103848584.25" table:style-name="ce14">
            <text:p>103.848.584<text:s/></text:p>
          </table:table-cell>
          <table:table-cell office:value-type="float" office:value="126727914.23" table:style-name="ce14">
            <text:p>126.727.914<text:s/></text:p>
          </table:table-cell>
          <table:table-cell office:value-type="float" office:value="858801.01" table:style-name="ce14">
            <text:p>858.801<text:s/></text:p>
          </table:table-cell>
          <table:table-cell office:value-type="float" office:value="2158476.1800000002" table:style-name="ce14">
            <text:p>2.158.476<text:s/></text:p>
          </table:table-cell>
          <table:table-cell office:value-type="float" office:value="16837.3" table:style-name="ce14">
            <text:p>16.837<text:s/></text:p>
          </table:table-cell>
          <table:table-cell office:value-type="float" office:value="58157219.07" table:style-name="ce14">
            <text:p>58.157.219<text:s/></text:p>
          </table:table-cell>
          <table:table-cell office:value-type="float" office:value="28349369.66" table:style-name="ce14">
            <text:p>28.349.370<text:s/></text:p>
          </table:table-cell>
          <table:table-cell office:value-type="float" office:value="3092929.56" table:style-name="ce14">
            <text:p>3.092.930<text:s/></text:p>
          </table:table-cell>
          <table:table-cell office:value-type="float" office:value="1748241795.4200001" table:style-name="ce14">
            <text:p>1.748.241.795<text:s/></text:p>
          </table:table-cell>
          <table:table-cell office:value-type="float" office:value="331771.59000000003" table:style-name="ce14">
            <text:p>331.772<text:s/></text:p>
          </table:table-cell>
          <table:table-cell office:value-type="float" office:value="2678045807.4100003" table:style-name="ce15">
            <text:p>2.678.045.8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1777.51" table:style-name="ce14">
            <text:p>21.778<text:s/></text:p>
          </table:table-cell>
          <table:table-cell office:value-type="float" office:value="74289.759999999995" table:style-name="ce14">
            <text:p>74.290<text:s/></text:p>
          </table:table-cell>
          <table:table-cell office:value-type="float" office:value="107925.57" table:style-name="ce14">
            <text:p>107.926<text:s/></text:p>
          </table:table-cell>
          <table:table-cell office:value-type="float" office:value="44676.2" table:style-name="ce14">
            <text:p>44.676<text:s/></text:p>
          </table:table-cell>
          <table:table-cell office:value-type="float" office:value="664046.68000000005" table:style-name="ce14">
            <text:p>664.047<text:s/></text:p>
          </table:table-cell>
          <table:table-cell office:value-type="float" office:value="173389.92" table:style-name="ce14">
            <text:p>173.390<text:s/></text:p>
          </table:table-cell>
          <table:table-cell office:value-type="float" office:value="61136.59" table:style-name="ce14">
            <text:p>61.137<text:s/></text:p>
          </table:table-cell>
          <table:table-cell office:value-type="float" office:value="123421.01" table:style-name="ce14">
            <text:p>123.421<text:s/></text:p>
          </table:table-cell>
          <table:table-cell office:value-type="float" office:value="866327.16" table:style-name="ce14">
            <text:p>866.327<text:s/></text:p>
          </table:table-cell>
          <table:table-cell office:value-type="float" office:value="140500.37" table:style-name="ce14">
            <text:p>140.500<text:s/></text:p>
          </table:table-cell>
          <table:table-cell office:value-type="float" office:value="2590207.65" table:style-name="ce14">
            <text:p>2.590.208<text:s/></text:p>
          </table:table-cell>
          <table:table-cell office:value-type="float" office:value="1618799.46" table:style-name="ce14">
            <text:p>1.618.799<text:s/></text:p>
          </table:table-cell>
          <table:table-cell office:value-type="float" office:value="2173823.59" table:style-name="ce14">
            <text:p>2.173.824<text:s/></text:p>
          </table:table-cell>
          <table:table-cell office:value-type="float" office:value="385725.6" table:style-name="ce14">
            <text:p>385.726<text:s/></text:p>
          </table:table-cell>
          <table:table-cell office:value-type="float" office:value="70033.25" table:style-name="ce14">
            <text:p>70.033<text:s/></text:p>
          </table:table-cell>
          <table:table-cell office:value-type="float" office:value="156640.32999999999" table:style-name="ce14">
            <text:p>156.640<text:s/></text:p>
          </table:table-cell>
          <table:table-cell office:value-type="float" office:value="397276.34" table:style-name="ce14">
            <text:p>397.276<text:s/></text:p>
          </table:table-cell>
          <table:table-cell office:value-type="float" office:value="3002619.13" table:style-name="ce14">
            <text:p>3.002.619<text:s/></text:p>
          </table:table-cell>
          <table:table-cell office:value-type="float" office:value="354475.99" table:style-name="ce14">
            <text:p>354.476<text:s/></text:p>
          </table:table-cell>
          <table:table-cell office:value-type="float" office:value="86217.59" table:style-name="ce14">
            <text:p>86.218<text:s/></text:p>
          </table:table-cell>
          <table:table-cell office:value-type="float" office:value="110038.84" table:style-name="ce14">
            <text:p>110.039<text:s/></text:p>
          </table:table-cell>
          <table:table-cell office:value-type="float" office:value="35431.06" table:style-name="ce14">
            <text:p>35.431<text:s/></text:p>
          </table:table-cell>
          <table:table-cell office:value-type="float" office:value="2193936.79" table:style-name="ce14">
            <text:p>2.193.937<text:s/></text:p>
          </table:table-cell>
          <table:table-cell office:value-type="float" office:value="529580.47" table:style-name="ce14">
            <text:p>529.580<text:s/></text:p>
          </table:table-cell>
          <table:table-cell office:value-type="float" office:value="46383.68" table:style-name="ce14">
            <text:p>46.384<text:s/></text:p>
          </table:table-cell>
          <table:table-cell office:value-type="float" office:value="2253679.58" table:style-name="ce14">
            <text:p>2.253.680<text:s/></text:p>
          </table:table-cell>
          <table:table-cell office:value-type="float" office:value="274274.74" table:style-name="ce14">
            <text:p>274.275<text:s/></text:p>
          </table:table-cell>
          <table:table-cell office:value-type="float" office:value="18556634.859999996" table:style-name="ce15">
            <text:p>18.556.6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554720.4600000009" table:style-name="ce14">
            <text:p>9.554.720<text:s/></text:p>
          </table:table-cell>
          <table:table-cell office:value-type="float" office:value="49565202.490000002" table:style-name="ce14">
            <text:p>49.565.202<text:s/></text:p>
          </table:table-cell>
          <table:table-cell office:value-type="float" office:value="290464651.45999998" table:style-name="ce14">
            <text:p>290.464.651<text:s/></text:p>
          </table:table-cell>
          <table:table-cell office:value-type="float" office:value="6017689.46" table:style-name="ce14">
            <text:p>6.017.689<text:s/></text:p>
          </table:table-cell>
          <table:table-cell office:value-type="float" office:value="418057353.04000002" table:style-name="ce14">
            <text:p>418.057.353<text:s/></text:p>
          </table:table-cell>
          <table:table-cell office:value-type="float" office:value="259963851.38999999" table:style-name="ce14">
            <text:p>259.963.851<text:s/></text:p>
          </table:table-cell>
          <table:table-cell office:value-type="float" office:value="640404696" table:style-name="ce14">
            <text:p>640.404.696<text:s/></text:p>
          </table:table-cell>
          <table:table-cell office:value-type="float" office:value="257157943.28" table:style-name="ce14">
            <text:p>257.157.943<text:s/></text:p>
          </table:table-cell>
          <table:table-cell office:value-type="float" office:value="256898277.77000001" table:style-name="ce14">
            <text:p>256.898.278<text:s/></text:p>
          </table:table-cell>
          <table:table-cell office:value-type="float" office:value="128206849.34999999" table:style-name="ce14">
            <text:p>128.206.849<text:s/></text:p>
          </table:table-cell>
          <table:table-cell office:value-type="float" office:value="853500392.69000006" table:style-name="ce14">
            <text:p>853.500.393<text:s/></text:p>
          </table:table-cell>
          <table:table-cell office:value-type="float" office:value="70092570.579999998" table:style-name="ce14">
            <text:p>70.092.571<text:s/></text:p>
          </table:table-cell>
          <table:table-cell office:value-type="float" office:value="96632045.170000002" table:style-name="ce14">
            <text:p>96.632.045<text:s/></text:p>
          </table:table-cell>
          <table:table-cell office:value-type="float" office:value="114786281.20999999" table:style-name="ce14">
            <text:p>114.786.281<text:s/></text:p>
          </table:table-cell>
          <table:table-cell office:value-type="float" office:value="60613485.490000002" table:style-name="ce14">
            <text:p>60.613.485<text:s/></text:p>
          </table:table-cell>
          <table:table-cell office:value-type="float" office:value="376459428.97000003" table:style-name="ce14">
            <text:p>376.459.429<text:s/></text:p>
          </table:table-cell>
          <table:table-cell office:value-type="float" office:value="44791748.130000003" table:style-name="ce14">
            <text:p>44.791.748<text:s/></text:p>
          </table:table-cell>
          <table:table-cell office:value-type="float" office:value="942656561.70000005" table:style-name="ce14">
            <text:p>942.656.562<text:s/></text:p>
          </table:table-cell>
          <table:table-cell office:value-type="float" office:value="2858062889.6799998" table:style-name="ce14">
            <text:p>2.858.062.890<text:s/></text:p>
          </table:table-cell>
          <table:table-cell office:value-type="float" office:value="64237081.149999999" table:style-name="ce14">
            <text:p>64.237.081<text:s/></text:p>
          </table:table-cell>
          <table:table-cell office:value-type="float" office:value="35874431.469999999" table:style-name="ce14">
            <text:p>35.874.431<text:s/></text:p>
          </table:table-cell>
          <table:table-cell office:value-type="float" office:value="6760793.04" table:style-name="ce14">
            <text:p>6.760.793<text:s/></text:p>
          </table:table-cell>
          <table:table-cell office:value-type="float" office:value="819100564.44000006" table:style-name="ce14">
            <text:p>819.100.564<text:s/></text:p>
          </table:table-cell>
          <table:table-cell office:value-type="float" office:value="782036398.99000001" table:style-name="ce14">
            <text:p>782.036.399<text:s/></text:p>
          </table:table-cell>
          <table:table-cell office:value-type="float" office:value="41788796.490000002" table:style-name="ce14">
            <text:p>41.788.796<text:s/></text:p>
          </table:table-cell>
          <table:table-cell office:value-type="float" office:value="6885785299.7299995" table:style-name="ce14">
            <text:p>6.885.785.300<text:s/></text:p>
          </table:table-cell>
          <table:table-cell office:value-type="float" office:value="24639301.899999999" table:style-name="ce14">
            <text:p>24.639.302<text:s/></text:p>
          </table:table-cell>
          <table:table-cell office:value-type="float" office:value="16394109305.529999" table:style-name="ce15">
            <text:p>16.394.109.3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276.57" table:style-name="ce14">
            <text:p>3.277<text:s/></text:p>
          </table:table-cell>
          <table:table-cell office:value-type="float" office:value="71692.98" table:style-name="ce14">
            <text:p>71.693<text:s/></text:p>
          </table:table-cell>
          <table:table-cell office:value-type="float" office:value="163457.96" table:style-name="ce14">
            <text:p>163.458<text:s/></text:p>
          </table:table-cell>
          <table:table-cell office:value-type="float" office:value="19936.54" table:style-name="ce14">
            <text:p>19.937<text:s/></text:p>
          </table:table-cell>
          <table:table-cell office:value-type="float" office:value="1947890.41" table:style-name="ce14">
            <text:p>1.947.890<text:s/></text:p>
          </table:table-cell>
          <table:table-cell office:value-type="float" office:value="17269387.84" table:style-name="ce14">
            <text:p>17.269.388<text:s/></text:p>
          </table:table-cell>
          <table:table-cell office:value-type="float" office:value="217004719.16" table:style-name="ce14">
            <text:p>217.004.719<text:s/></text:p>
          </table:table-cell>
          <table:table-cell office:value-type="float" office:value="5663000.7000000002" table:style-name="ce14">
            <text:p>5.663.001<text:s/></text:p>
          </table:table-cell>
          <table:table-cell office:value-type="float" office:value="308130.73" table:style-name="ce14">
            <text:p>308.131<text:s/></text:p>
          </table:table-cell>
          <table:table-cell office:value-type="float" office:value="23699.66" table:style-name="ce14">
            <text:p>23.700<text:s/></text:p>
          </table:table-cell>
          <table:table-cell office:value-type="float" office:value="22446958.879999999" table:style-name="ce14">
            <text:p>22.446.959<text:s/></text:p>
          </table:table-cell>
          <table:table-cell office:value-type="float" office:value="10894.67" table:style-name="ce14">
            <text:p>10.895<text:s/></text:p>
          </table:table-cell>
          <table:table-cell office:value-type="float" office:value="124311.89" table:style-name="ce14">
            <text:p>124.312<text:s/></text:p>
          </table:table-cell>
          <table:table-cell office:value-type="float" office:value="10473743.82" table:style-name="ce14">
            <text:p>10.473.744<text:s/></text:p>
          </table:table-cell>
          <table:table-cell office:value-type="float" office:value="31416.18" table:style-name="ce14">
            <text:p>31.416<text:s/></text:p>
          </table:table-cell>
          <table:table-cell office:value-type="float" office:value="8830740.9900000002" table:style-name="ce14">
            <text:p>8.830.741<text:s/></text:p>
          </table:table-cell>
          <table:table-cell office:value-type="float" office:value="53222.86" table:style-name="ce14">
            <text:p>53.223<text:s/></text:p>
          </table:table-cell>
          <table:table-cell office:value-type="float" office:value="51537036.619999997" table:style-name="ce14">
            <text:p>51.537.037<text:s/></text:p>
          </table:table-cell>
          <table:table-cell office:value-type="float" office:value="135773026.59" table:style-name="ce14">
            <text:p>135.773.027<text:s/></text:p>
          </table:table-cell>
          <table:table-cell office:value-type="float" office:value="100229.61" table:style-name="ce14">
            <text:p>100.230<text:s/></text:p>
          </table:table-cell>
          <table:table-cell office:value-type="float" office:value="41873.33" table:style-name="ce14">
            <text:p>41.873<text:s/></text:p>
          </table:table-cell>
          <table:table-cell office:value-type="float" office:value="1436.88" table:style-name="ce14">
            <text:p>1.437<text:s/></text:p>
          </table:table-cell>
          <table:table-cell office:value-type="float" office:value="34594648.039999999" table:style-name="ce14">
            <text:p>34.594.648<text:s/></text:p>
          </table:table-cell>
          <table:table-cell office:value-type="float" office:value="1209590.98" table:style-name="ce14">
            <text:p>1.209.591<text:s/></text:p>
          </table:table-cell>
          <table:table-cell office:value-type="float" office:value="1660429.78" table:style-name="ce14">
            <text:p>1.660.430<text:s/></text:p>
          </table:table-cell>
          <table:table-cell office:value-type="float" office:value="742028215.84000003" table:style-name="ce14">
            <text:p>742.028.216<text:s/></text:p>
          </table:table-cell>
          <table:table-cell office:value-type="float" office:value="16636.599999999999" table:style-name="ce14">
            <text:p>16.637<text:s/></text:p>
          </table:table-cell>
          <table:table-cell office:value-type="float" office:value="1251409606.1099999" table:style-name="ce15">
            <text:p>1.251.409.6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551443.8899999987" table:style-name="ce14">
            <text:p>9.551.444<text:s/></text:p>
          </table:table-cell>
          <table:table-cell office:value-type="float" office:value="49493509.510000005" table:style-name="ce14">
            <text:p>49.493.510<text:s/></text:p>
          </table:table-cell>
          <table:table-cell office:value-type="float" office:value="290301193.5" table:style-name="ce14">
            <text:p>290.301.194<text:s/></text:p>
          </table:table-cell>
          <table:table-cell office:value-type="float" office:value="5997752.9199999999" table:style-name="ce14">
            <text:p>5.997.753<text:s/></text:p>
          </table:table-cell>
          <table:table-cell office:value-type="float" office:value="416109462.63" table:style-name="ce14">
            <text:p>416.109.463<text:s/></text:p>
          </table:table-cell>
          <table:table-cell office:value-type="float" office:value="242694463.55000001" table:style-name="ce14">
            <text:p>242.694.464<text:s/></text:p>
          </table:table-cell>
          <table:table-cell office:value-type="float" office:value="423399976.83999997" table:style-name="ce14">
            <text:p>423.399.977<text:s/></text:p>
          </table:table-cell>
          <table:table-cell office:value-type="float" office:value="251494942.57999998" table:style-name="ce14">
            <text:p>251.494.943<text:s/></text:p>
          </table:table-cell>
          <table:table-cell office:value-type="float" office:value="256590147.03999999" table:style-name="ce14">
            <text:p>256.590.147<text:s/></text:p>
          </table:table-cell>
          <table:table-cell office:value-type="float" office:value="128183149.69" table:style-name="ce14">
            <text:p>128.183.150<text:s/></text:p>
          </table:table-cell>
          <table:table-cell office:value-type="float" office:value="831053433.80999994" table:style-name="ce14">
            <text:p>831.053.434<text:s/></text:p>
          </table:table-cell>
          <table:table-cell office:value-type="float" office:value="70081675.909999996" table:style-name="ce14">
            <text:p>70.081.676<text:s/></text:p>
          </table:table-cell>
          <table:table-cell office:value-type="float" office:value="96507733.280000001" table:style-name="ce14">
            <text:p>96.507.733<text:s/></text:p>
          </table:table-cell>
          <table:table-cell office:value-type="float" office:value="104312537.39" table:style-name="ce14">
            <text:p>104.312.537<text:s/></text:p>
          </table:table-cell>
          <table:table-cell office:value-type="float" office:value="60582069.310000002" table:style-name="ce14">
            <text:p>60.582.069<text:s/></text:p>
          </table:table-cell>
          <table:table-cell office:value-type="float" office:value="367628687.97999996" table:style-name="ce14">
            <text:p>367.628.688<text:s/></text:p>
          </table:table-cell>
          <table:table-cell office:value-type="float" office:value="44738525.270000003" table:style-name="ce14">
            <text:p>44.738.525<text:s/></text:p>
          </table:table-cell>
          <table:table-cell office:value-type="float" office:value="891119525.08000004" table:style-name="ce14">
            <text:p>891.119.525<text:s/></text:p>
          </table:table-cell>
          <table:table-cell office:value-type="float" office:value="2722289863.0900002" table:style-name="ce14">
            <text:p>2.722.289.863<text:s/></text:p>
          </table:table-cell>
          <table:table-cell office:value-type="float" office:value="64136851.539999999" table:style-name="ce14">
            <text:p>64.136.852<text:s/></text:p>
          </table:table-cell>
          <table:table-cell office:value-type="float" office:value="35832558.140000001" table:style-name="ce14">
            <text:p>35.832.558<text:s/></text:p>
          </table:table-cell>
          <table:table-cell office:value-type="float" office:value="6759356.1599999992" table:style-name="ce14">
            <text:p>6.759.356<text:s/></text:p>
          </table:table-cell>
          <table:table-cell office:value-type="float" office:value="784505916.39999998" table:style-name="ce14">
            <text:p>784.505.916<text:s/></text:p>
          </table:table-cell>
          <table:table-cell office:value-type="float" office:value="780826808.01000011" table:style-name="ce14">
            <text:p>780.826.808<text:s/></text:p>
          </table:table-cell>
          <table:table-cell office:value-type="float" office:value="40128366.709999993" table:style-name="ce14">
            <text:p>40.128.367<text:s/></text:p>
          </table:table-cell>
          <table:table-cell office:value-type="float" office:value="6143757083.8900003" table:style-name="ce14">
            <text:p>6.143.757.084<text:s/></text:p>
          </table:table-cell>
          <table:table-cell office:value-type="float" office:value="24622665.300000001" table:style-name="ce14">
            <text:p>24.622.665<text:s/></text:p>
          </table:table-cell>
          <table:table-cell office:value-type="float" office:value="15142699699.419998" table:style-name="ce15">
            <text:p>15.142.699.6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493965.16" table:style-name="ce14">
            <text:p>3.493.965<text:s/></text:p>
          </table:table-cell>
          <table:table-cell office:value-type="float" office:value="15538071.779999999" table:style-name="ce14">
            <text:p>15.538.072<text:s/></text:p>
          </table:table-cell>
          <table:table-cell office:value-type="float" office:value="73330226.200000003" table:style-name="ce14">
            <text:p>73.330.226<text:s/></text:p>
          </table:table-cell>
          <table:table-cell office:value-type="float" office:value="2817118.34" table:style-name="ce14">
            <text:p>2.817.118<text:s/></text:p>
          </table:table-cell>
          <table:table-cell office:value-type="float" office:value="119208964.87" table:style-name="ce14">
            <text:p>119.208.965<text:s/></text:p>
          </table:table-cell>
          <table:table-cell office:value-type="float" office:value="70230006.049999997" table:style-name="ce14">
            <text:p>70.230.006<text:s/></text:p>
          </table:table-cell>
          <table:table-cell office:value-type="float" office:value="297027853.08999997" table:style-name="ce14">
            <text:p>297.027.853<text:s/></text:p>
          </table:table-cell>
          <table:table-cell office:value-type="float" office:value="73715023.569999993" table:style-name="ce14">
            <text:p>73.715.024<text:s/></text:p>
          </table:table-cell>
          <table:table-cell office:value-type="float" office:value="83107429.75" table:style-name="ce14">
            <text:p>83.107.430<text:s/></text:p>
          </table:table-cell>
          <table:table-cell office:value-type="float" office:value="37855510.5" table:style-name="ce14">
            <text:p>37.855.511<text:s/></text:p>
          </table:table-cell>
          <table:table-cell office:value-type="float" office:value="208973259.28999999" table:style-name="ce14">
            <text:p>208.973.259<text:s/></text:p>
          </table:table-cell>
          <table:table-cell office:value-type="float" office:value="26062488.789999999" table:style-name="ce14">
            <text:p>26.062.489<text:s/></text:p>
          </table:table-cell>
          <table:table-cell office:value-type="float" office:value="39078859.009999998" table:style-name="ce14">
            <text:p>39.078.859<text:s/></text:p>
          </table:table-cell>
          <table:table-cell office:value-type="float" office:value="42152733.579999998" table:style-name="ce14">
            <text:p>42.152.734<text:s/></text:p>
          </table:table-cell>
          <table:table-cell office:value-type="float" office:value="20813434.18" table:style-name="ce14">
            <text:p>20.813.434<text:s/></text:p>
          </table:table-cell>
          <table:table-cell office:value-type="float" office:value="102878266.93000001" table:style-name="ce14">
            <text:p>102.878.267<text:s/></text:p>
          </table:table-cell>
          <table:table-cell office:value-type="float" office:value="15618095.49" table:style-name="ce14">
            <text:p>15.618.095<text:s/></text:p>
          </table:table-cell>
          <table:table-cell office:value-type="float" office:value="246047127.62" table:style-name="ce14">
            <text:p>246.047.128<text:s/></text:p>
          </table:table-cell>
          <table:table-cell office:value-type="float" office:value="693736956.33000004" table:style-name="ce14">
            <text:p>693.736.956<text:s/></text:p>
          </table:table-cell>
          <table:table-cell office:value-type="float" office:value="17283137.420000002" table:style-name="ce14">
            <text:p>17.283.137<text:s/></text:p>
          </table:table-cell>
          <table:table-cell office:value-type="float" office:value="14996090.07" table:style-name="ce14">
            <text:p>14.996.090<text:s/></text:p>
          </table:table-cell>
          <table:table-cell office:value-type="float" office:value="3586399.47" table:style-name="ce14">
            <text:p>3.586.399<text:s/></text:p>
          </table:table-cell>
          <table:table-cell office:value-type="float" office:value="235553060.08000001" table:style-name="ce14">
            <text:p>235.553.060<text:s/></text:p>
          </table:table-cell>
          <table:table-cell office:value-type="float" office:value="198049820.5" table:style-name="ce14">
            <text:p>198.049.821<text:s/></text:p>
          </table:table-cell>
          <table:table-cell office:value-type="float" office:value="14041407.23" table:style-name="ce14">
            <text:p>14.041.407<text:s/></text:p>
          </table:table-cell>
          <table:table-cell office:value-type="float" office:value="1656784908.21" table:style-name="ce14">
            <text:p>1.656.784.908<text:s/></text:p>
          </table:table-cell>
          <table:table-cell office:value-type="float" office:value="11161539.220000001" table:style-name="ce14">
            <text:p>11.161.539<text:s/></text:p>
          </table:table-cell>
          <table:table-cell office:value-type="float" office:value="4323141752.7300005" table:style-name="ce15">
            <text:p>4.323.141.7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07.9" table:style-name="ce14">
            <text:p>408<text:s/></text:p>
          </table:table-cell>
          <table:table-cell office:value-type="float" office:value="11782.36" table:style-name="ce14">
            <text:p>11.782<text:s/></text:p>
          </table:table-cell>
          <table:table-cell office:value-type="float" office:value="26767.11" table:style-name="ce14">
            <text:p>26.767<text:s/></text:p>
          </table:table-cell>
          <table:table-cell office:value-type="float" office:value="3235.68" table:style-name="ce14">
            <text:p>3.236<text:s/></text:p>
          </table:table-cell>
          <table:table-cell office:value-type="float" office:value="269901.75" table:style-name="ce14">
            <text:p>269.902<text:s/></text:p>
          </table:table-cell>
          <table:table-cell office:value-type="float" office:value="2823203.62" table:style-name="ce14">
            <text:p>2.823.204<text:s/></text:p>
          </table:table-cell>
          <table:table-cell office:value-type="float" office:value="35776482.950000003" table:style-name="ce14">
            <text:p>35.776.483<text:s/></text:p>
          </table:table-cell>
          <table:table-cell office:value-type="float" office:value="951541.11" table:style-name="ce14">
            <text:p>951.541<text:s/></text:p>
          </table:table-cell>
          <table:table-cell office:value-type="float" office:value="49327.45" table:style-name="ce14">
            <text:p>49.327<text:s/></text:p>
          </table:table-cell>
          <table:table-cell office:value-type="float" office:value="3772.9" table:style-name="ce14">
            <text:p>3.773<text:s/></text:p>
          </table:table-cell>
          <table:table-cell office:value-type="float" office:value="3606091.37" table:style-name="ce14">
            <text:p>3.606.091<text:s/></text:p>
          </table:table-cell>
          <table:table-cell office:value-type="float" office:value="1712.16" table:style-name="ce14">
            <text:p>1.712<text:s/></text:p>
          </table:table-cell>
          <table:table-cell office:value-type="float" office:value="21034.32" table:style-name="ce14">
            <text:p>21.034<text:s/></text:p>
          </table:table-cell>
          <table:table-cell office:value-type="float" office:value="1708277.63" table:style-name="ce14">
            <text:p>1.708.278<text:s/></text:p>
          </table:table-cell>
          <table:table-cell office:value-type="float" office:value="5626.73" table:style-name="ce14">
            <text:p>5.627<text:s/></text:p>
          </table:table-cell>
          <table:table-cell office:value-type="float" office:value="1430618.8" table:style-name="ce14">
            <text:p>1.430.619<text:s/></text:p>
          </table:table-cell>
          <table:table-cell office:value-type="float" office:value="9397.15" table:style-name="ce14">
            <text:p>9.397<text:s/></text:p>
          </table:table-cell>
          <table:table-cell office:value-type="float" office:value="8434897.1199999992" table:style-name="ce14">
            <text:p>8.434.897<text:s/></text:p>
          </table:table-cell>
          <table:table-cell office:value-type="float" office:value="21958233.260000002" table:style-name="ce14">
            <text:p>21.958.233<text:s/></text:p>
          </table:table-cell>
          <table:table-cell office:value-type="float" office:value="15405.37" table:style-name="ce14">
            <text:p>15.405<text:s/></text:p>
          </table:table-cell>
          <table:table-cell office:value-type="float" office:value="6721.66" table:style-name="ce14">
            <text:p>6.722<text:s/></text:p>
          </table:table-cell>
          <table:table-cell office:value-type="float" office:value="5592.98" table:style-name="ce14">
            <text:p>5.593<text:s/></text:p>
          </table:table-cell>
          <table:table-cell office:value-type="float" office:value="5833765.8200000003" table:style-name="ce14">
            <text:p>5.833.766<text:s/></text:p>
          </table:table-cell>
          <table:table-cell office:value-type="float" office:value="203786.93" table:style-name="ce14">
            <text:p>203.787<text:s/></text:p>
          </table:table-cell>
          <table:table-cell office:value-type="float" office:value="64639.59" table:style-name="ce14">
            <text:p>64.640<text:s/></text:p>
          </table:table-cell>
          <table:table-cell office:value-type="float" office:value="116389505.55" table:style-name="ce14">
            <text:p>116.389.506<text:s/></text:p>
          </table:table-cell>
          <table:table-cell office:value-type="float" office:value="2832.19" table:style-name="ce14">
            <text:p>2.832<text:s/></text:p>
          </table:table-cell>
          <table:table-cell office:value-type="float" office:value="199614561.45999998" table:style-name="ce15">
            <text:p>199.614.5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493557.2600000002" table:style-name="ce14">
            <text:p>3.493.557<text:s/></text:p>
          </table:table-cell>
          <table:table-cell office:value-type="float" office:value="15526289.419999998" table:style-name="ce14">
            <text:p>15.526.289<text:s/></text:p>
          </table:table-cell>
          <table:table-cell office:value-type="float" office:value="73303459.089999989" table:style-name="ce14">
            <text:p>73.303.459<text:s/></text:p>
          </table:table-cell>
          <table:table-cell office:value-type="float" office:value="2813882.6599999997" table:style-name="ce14">
            <text:p>2.813.883<text:s/></text:p>
          </table:table-cell>
          <table:table-cell office:value-type="float" office:value="118939063.12" table:style-name="ce14">
            <text:p>118.939.063<text:s/></text:p>
          </table:table-cell>
          <table:table-cell office:value-type="float" office:value="67406802.430000007" table:style-name="ce14">
            <text:p>67.406.802<text:s/></text:p>
          </table:table-cell>
          <table:table-cell office:value-type="float" office:value="261251370.13999999" table:style-name="ce14">
            <text:p>261.251.370<text:s/></text:p>
          </table:table-cell>
          <table:table-cell office:value-type="float" office:value="72763482.459999993" table:style-name="ce14">
            <text:p>72.763.482<text:s/></text:p>
          </table:table-cell>
          <table:table-cell office:value-type="float" office:value="83058102.299999997" table:style-name="ce14">
            <text:p>83.058.102<text:s/></text:p>
          </table:table-cell>
          <table:table-cell office:value-type="float" office:value="37851737.599999994" table:style-name="ce14">
            <text:p>37.851.738<text:s/></text:p>
          </table:table-cell>
          <table:table-cell office:value-type="float" office:value="205367167.91999999" table:style-name="ce14">
            <text:p>205.367.168<text:s/></text:p>
          </table:table-cell>
          <table:table-cell office:value-type="float" office:value="26060776.630000003" table:style-name="ce14">
            <text:p>26.060.777<text:s/></text:p>
          </table:table-cell>
          <table:table-cell office:value-type="float" office:value="39057824.690000005" table:style-name="ce14">
            <text:p>39.057.825<text:s/></text:p>
          </table:table-cell>
          <table:table-cell office:value-type="float" office:value="40444455.949999996" table:style-name="ce14">
            <text:p>40.444.456<text:s/></text:p>
          </table:table-cell>
          <table:table-cell office:value-type="float" office:value="20807807.449999999" table:style-name="ce14">
            <text:p>20.807.807<text:s/></text:p>
          </table:table-cell>
          <table:table-cell office:value-type="float" office:value="101447648.13000001" table:style-name="ce14">
            <text:p>101.447.648<text:s/></text:p>
          </table:table-cell>
          <table:table-cell office:value-type="float" office:value="15608698.34" table:style-name="ce14">
            <text:p>15.608.698<text:s/></text:p>
          </table:table-cell>
          <table:table-cell office:value-type="float" office:value="237612230.5" table:style-name="ce14">
            <text:p>237.612.231<text:s/></text:p>
          </table:table-cell>
          <table:table-cell office:value-type="float" office:value="671778723.06999993" table:style-name="ce14">
            <text:p>671.778.723<text:s/></text:p>
          </table:table-cell>
          <table:table-cell office:value-type="float" office:value="17267732.050000001" table:style-name="ce14">
            <text:p>17.267.732<text:s/></text:p>
          </table:table-cell>
          <table:table-cell office:value-type="float" office:value="14989368.409999998" table:style-name="ce14">
            <text:p>14.989.368<text:s/></text:p>
          </table:table-cell>
          <table:table-cell office:value-type="float" office:value="3580806.49" table:style-name="ce14">
            <text:p>3.580.806<text:s/></text:p>
          </table:table-cell>
          <table:table-cell office:value-type="float" office:value="229719294.26000002" table:style-name="ce14">
            <text:p>229.719.294<text:s/></text:p>
          </table:table-cell>
          <table:table-cell office:value-type="float" office:value="197846033.57000002" table:style-name="ce14">
            <text:p>197.846.034<text:s/></text:p>
          </table:table-cell>
          <table:table-cell office:value-type="float" office:value="13976767.640000001" table:style-name="ce14">
            <text:p>13.976.768<text:s/></text:p>
          </table:table-cell>
          <table:table-cell office:value-type="float" office:value="1540395402.6599998" table:style-name="ce14">
            <text:p>1.540.395.403<text:s/></text:p>
          </table:table-cell>
          <table:table-cell office:value-type="float" office:value="11158707.029999999" table:style-name="ce14">
            <text:p>11.158.707<text:s/></text:p>
          </table:table-cell>
          <table:table-cell office:value-type="float" office:value="4123527191.2700005" table:style-name="ce15">
            <text:p>4.123.527.1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2748353.54" table:style-name="ce14">
            <text:p>2.748.354<text:s/></text:p>
          </table:table-cell>
          <table:table-cell office:value-type="float" office:value="9739490.4600000009" table:style-name="ce14">
            <text:p>9.739.490<text:s/></text:p>
          </table:table-cell>
          <table:table-cell office:value-type="float" office:value="80931463.480000004" table:style-name="ce14">
            <text:p>80.931.463<text:s/></text:p>
          </table:table-cell>
          <table:table-cell office:value-type="float" office:value="2069752.21" table:style-name="ce14">
            <text:p>2.069.752<text:s/></text:p>
          </table:table-cell>
          <table:table-cell office:value-type="float" office:value="75537212.269999996" table:style-name="ce14">
            <text:p>75.537.212<text:s/></text:p>
          </table:table-cell>
          <table:table-cell office:value-type="float" office:value="60224899.68" table:style-name="ce14">
            <text:p>60.224.900<text:s/></text:p>
          </table:table-cell>
          <table:table-cell office:value-type="float" office:value="161081903.88" table:style-name="ce14">
            <text:p>161.081.904<text:s/></text:p>
          </table:table-cell>
          <table:table-cell office:value-type="float" office:value="42731328.670000002" table:style-name="ce14">
            <text:p>42.731.329<text:s/></text:p>
          </table:table-cell>
          <table:table-cell office:value-type="float" office:value="49659589.479999997" table:style-name="ce14">
            <text:p>49.659.589<text:s/></text:p>
          </table:table-cell>
          <table:table-cell office:value-type="float" office:value="16281825.18" table:style-name="ce14">
            <text:p>16.281.825<text:s/></text:p>
          </table:table-cell>
          <table:table-cell office:value-type="float" office:value="189293926.97" table:style-name="ce14">
            <text:p>189.293.927<text:s/></text:p>
          </table:table-cell>
          <table:table-cell office:value-type="float" office:value="20969932.210000001" table:style-name="ce14">
            <text:p>20.969.932<text:s/></text:p>
          </table:table-cell>
          <table:table-cell office:value-type="float" office:value="29196635.170000002" table:style-name="ce14">
            <text:p>29.196.635<text:s/></text:p>
          </table:table-cell>
          <table:table-cell office:value-type="float" office:value="41922454.280000001" table:style-name="ce14">
            <text:p>41.922.454<text:s/></text:p>
          </table:table-cell>
          <table:table-cell office:value-type="float" office:value="15261280.1" table:style-name="ce14">
            <text:p>15.261.280<text:s/></text:p>
          </table:table-cell>
          <table:table-cell office:value-type="float" office:value="58630602.369999997" table:style-name="ce14">
            <text:p>58.630.602<text:s/></text:p>
          </table:table-cell>
          <table:table-cell office:value-type="float" office:value="13130171.970000001" table:style-name="ce14">
            <text:p>13.130.172<text:s/></text:p>
          </table:table-cell>
          <table:table-cell office:value-type="float" office:value="183278019.08000001" table:style-name="ce14">
            <text:p>183.278.019<text:s/></text:p>
          </table:table-cell>
          <table:table-cell office:value-type="float" office:value="496760656.81999999" table:style-name="ce14">
            <text:p>496.760.657<text:s/></text:p>
          </table:table-cell>
          <table:table-cell office:value-type="float" office:value="17209553.649999999" table:style-name="ce14">
            <text:p>17.209.554<text:s/></text:p>
          </table:table-cell>
          <table:table-cell office:value-type="float" office:value="9575207.7699999996" table:style-name="ce14">
            <text:p>9.575.208<text:s/></text:p>
          </table:table-cell>
          <table:table-cell office:value-type="float" office:value="2888228.12" table:style-name="ce14">
            <text:p>2.888.228<text:s/></text:p>
          </table:table-cell>
          <table:table-cell office:value-type="float" office:value="160621371.05000001" table:style-name="ce14">
            <text:p>160.621.371<text:s/></text:p>
          </table:table-cell>
          <table:table-cell office:value-type="float" office:value="124946794.41" table:style-name="ce14">
            <text:p>124.946.794<text:s/></text:p>
          </table:table-cell>
          <table:table-cell office:value-type="float" office:value="12877315.93" table:style-name="ce14">
            <text:p>12.877.316<text:s/></text:p>
          </table:table-cell>
          <table:table-cell office:value-type="float" office:value="1704743225.3099999" table:style-name="ce14">
            <text:p>1.704.743.225<text:s/></text:p>
          </table:table-cell>
          <table:table-cell office:value-type="float" office:value="6472333.1900000004" table:style-name="ce14">
            <text:p>6.472.333<text:s/></text:p>
          </table:table-cell>
          <table:table-cell office:value-type="float" office:value="3588783527.2500005" table:style-name="ce15">
            <text:p>3.588.783.5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91.60000000000002" table:style-name="ce14">
            <text:p>292<text:s/></text:p>
          </table:table-cell>
          <table:table-cell office:value-type="float" office:value="20528.05" table:style-name="ce14">
            <text:p>20.528<text:s/></text:p>
          </table:table-cell>
          <table:table-cell office:value-type="float" office:value="172615.17" table:style-name="ce14">
            <text:p>172.615<text:s/></text:p>
          </table:table-cell>
          <table:table-cell office:value-type="float" office:value="119.22" table:style-name="ce14">
            <text:p>119<text:s/></text:p>
          </table:table-cell>
          <table:table-cell office:value-type="float" office:value="1017551.4" table:style-name="ce14">
            <text:p>1.017.551<text:s/></text:p>
          </table:table-cell>
          <table:table-cell office:value-type="float" office:value="10812114.23" table:style-name="ce14">
            <text:p>10.812.114<text:s/></text:p>
          </table:table-cell>
          <table:table-cell office:value-type="float" office:value="22844277.219999999" table:style-name="ce14">
            <text:p>22.844.277<text:s/></text:p>
          </table:table-cell>
          <table:table-cell office:value-type="float" office:value="2411324.5" table:style-name="ce14">
            <text:p>2.411.325<text:s/></text:p>
          </table:table-cell>
          <table:table-cell office:value-type="float" office:value="349724.53" table:style-name="ce14">
            <text:p>349.72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29158.9" table:style-name="ce14">
            <text:p>4.029.159<text:s/></text:p>
          </table:table-cell>
          <table:table-cell office:value-type="float" office:value="59761.27" table:style-name="ce14">
            <text:p>59.761<text:s/></text:p>
          </table:table-cell>
          <table:table-cell office:value-type="float" office:value="171268.83" table:style-name="ce14">
            <text:p>171.269<text:s/></text:p>
          </table:table-cell>
          <table:table-cell office:value-type="float" office:value="9243572.1699999999" table:style-name="ce14">
            <text:p>9.243.572<text:s/></text:p>
          </table:table-cell>
          <table:table-cell office:value-type="float" office:value="4485.43" table:style-name="ce14">
            <text:p>4.485<text:s/></text:p>
          </table:table-cell>
          <table:table-cell office:value-type="float" office:value="4947369.3099999996" table:style-name="ce14">
            <text:p>4.947.369<text:s/></text:p>
          </table:table-cell>
          <table:table-cell office:value-type="float" office:value="997.88" table:style-name="ce14">
            <text:p>998<text:s/></text:p>
          </table:table-cell>
          <table:table-cell office:value-type="float" office:value="16241057.050000001" table:style-name="ce14">
            <text:p>16.241.057<text:s/></text:p>
          </table:table-cell>
          <table:table-cell office:value-type="float" office:value="85294145.900000006" table:style-name="ce14">
            <text:p>85.294.14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604.07" table:style-name="ce14">
            <text:p>1.60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3132090" table:style-name="ce14">
            <text:p>23.132.090<text:s/></text:p>
          </table:table-cell>
          <table:table-cell office:value-type="float" office:value="866304.06" table:style-name="ce14">
            <text:p>866.304<text:s/></text:p>
          </table:table-cell>
          <table:table-cell office:value-type="float" office:value="2900255.78" table:style-name="ce14">
            <text:p>2.900.256<text:s/></text:p>
          </table:table-cell>
          <table:table-cell office:value-type="float" office:value="552706324.65999997" table:style-name="ce14">
            <text:p>552.706.325<text:s/></text:p>
          </table:table-cell>
          <table:table-cell office:value-type="float" office:value="4365.24" table:style-name="ce14">
            <text:p>4.365<text:s/></text:p>
          </table:table-cell>
          <table:table-cell office:value-type="float" office:value="737231306.47000003" table:style-name="ce15">
            <text:p>737.231.3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2748061.94" table:style-name="ce14">
            <text:p>2.748.062<text:s/></text:p>
          </table:table-cell>
          <table:table-cell office:value-type="float" office:value="9718962.4100000001" table:style-name="ce14">
            <text:p>9.718.962<text:s/></text:p>
          </table:table-cell>
          <table:table-cell office:value-type="float" office:value="80758848.309999987" table:style-name="ce14">
            <text:p>80.758.848<text:s/></text:p>
          </table:table-cell>
          <table:table-cell office:value-type="float" office:value="2069632.99" table:style-name="ce14">
            <text:p>2.069.633<text:s/></text:p>
          </table:table-cell>
          <table:table-cell office:value-type="float" office:value="74519660.86999999" table:style-name="ce14">
            <text:p>74.519.661<text:s/></text:p>
          </table:table-cell>
          <table:table-cell office:value-type="float" office:value="49412785.449999996" table:style-name="ce14">
            <text:p>49.412.785<text:s/></text:p>
          </table:table-cell>
          <table:table-cell office:value-type="float" office:value="138237626.66" table:style-name="ce14">
            <text:p>138.237.627<text:s/></text:p>
          </table:table-cell>
          <table:table-cell office:value-type="float" office:value="40320004.169999994" table:style-name="ce14">
            <text:p>40.320.004<text:s/></text:p>
          </table:table-cell>
          <table:table-cell office:value-type="float" office:value="49309864.950000003" table:style-name="ce14">
            <text:p>49.309.865<text:s/></text:p>
          </table:table-cell>
          <table:table-cell office:value-type="float" office:value="16281825.18" table:style-name="ce14">
            <text:p>16.281.825<text:s/></text:p>
          </table:table-cell>
          <table:table-cell office:value-type="float" office:value="185264768.07000002" table:style-name="ce14">
            <text:p>185.264.768<text:s/></text:p>
          </table:table-cell>
          <table:table-cell office:value-type="float" office:value="20910170.939999998" table:style-name="ce14">
            <text:p>20.910.171<text:s/></text:p>
          </table:table-cell>
          <table:table-cell office:value-type="float" office:value="29025366.339999996" table:style-name="ce14">
            <text:p>29.025.366<text:s/></text:p>
          </table:table-cell>
          <table:table-cell office:value-type="float" office:value="32678882.110000003" table:style-name="ce14">
            <text:p>32.678.882<text:s/></text:p>
          </table:table-cell>
          <table:table-cell office:value-type="float" office:value="15256794.670000002" table:style-name="ce14">
            <text:p>15.256.795<text:s/></text:p>
          </table:table-cell>
          <table:table-cell office:value-type="float" office:value="53683233.059999995" table:style-name="ce14">
            <text:p>53.683.233<text:s/></text:p>
          </table:table-cell>
          <table:table-cell office:value-type="float" office:value="13129174.090000002" table:style-name="ce14">
            <text:p>13.129.174<text:s/></text:p>
          </table:table-cell>
          <table:table-cell office:value-type="float" office:value="167036962.03" table:style-name="ce14">
            <text:p>167.036.962<text:s/></text:p>
          </table:table-cell>
          <table:table-cell office:value-type="float" office:value="411466510.92000002" table:style-name="ce14">
            <text:p>411.466.511<text:s/></text:p>
          </table:table-cell>
          <table:table-cell office:value-type="float" office:value="17209553.649999999" table:style-name="ce14">
            <text:p>17.209.554<text:s/></text:p>
          </table:table-cell>
          <table:table-cell office:value-type="float" office:value="9573603.7000000011" table:style-name="ce14">
            <text:p>9.573.604<text:s/></text:p>
          </table:table-cell>
          <table:table-cell office:value-type="float" office:value="2888228.1199999996" table:style-name="ce14">
            <text:p>2.888.228<text:s/></text:p>
          </table:table-cell>
          <table:table-cell office:value-type="float" office:value="137489281.05000001" table:style-name="ce14">
            <text:p>137.489.281<text:s/></text:p>
          </table:table-cell>
          <table:table-cell office:value-type="float" office:value="124080490.35000001" table:style-name="ce14">
            <text:p>124.080.490<text:s/></text:p>
          </table:table-cell>
          <table:table-cell office:value-type="float" office:value="9977060.1499999985" table:style-name="ce14">
            <text:p>9.977.060<text:s/></text:p>
          </table:table-cell>
          <table:table-cell office:value-type="float" office:value="1152036900.6499999" table:style-name="ce14">
            <text:p>1.152.036.901<text:s/></text:p>
          </table:table-cell>
          <table:table-cell office:value-type="float" office:value="6467967.9500000002" table:style-name="ce14">
            <text:p>6.467.968<text:s/></text:p>
          </table:table-cell>
          <table:table-cell office:value-type="float" office:value="2851552220.7799997" table:style-name="ce15">
            <text:p>2.851.552.2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3054928.76" table:style-name="ce14">
            <text:p>3.054.929<text:s/></text:p>
          </table:table-cell>
          <table:table-cell office:value-type="float" office:value="1800000" table:style-name="ce14">
            <text:p>1.800.000<text:s/></text:p>
          </table:table-cell>
          <table:table-cell office:value-type="float" office:value="1591.65" table:style-name="ce14">
            <text:p>1.592<text:s/></text:p>
          </table:table-cell>
          <table:table-cell office:value-type="float" office:value="6093612.0899999999" table:style-name="ce14">
            <text:p>6.093.612<text:s/></text:p>
          </table:table-cell>
          <table:table-cell office:value-type="float" office:value="36" table:style-name="ce14">
            <text:p>36<text:s/></text:p>
          </table:table-cell>
          <table:table-cell office:value-type="float" office:value="71.8" table:style-name="ce14">
            <text:p>72<text:s/></text:p>
          </table:table-cell>
          <table:table-cell office:value-type="float" office:value="959975.04" table:style-name="ce14">
            <text:p>959.975<text:s/></text:p>
          </table:table-cell>
          <table:table-cell office:value-type="float" office:value="63.89" table:style-name="ce14">
            <text:p>64<text:s/></text:p>
          </table:table-cell>
          <table:table-cell office:value-type="float" office:value="15090796.91" table:style-name="ce14">
            <text:p>15.090.797<text:s/></text:p>
          </table:table-cell>
          <table:table-cell office:value-type="float" office:value="855.02" table:style-name="ce14">
            <text:p>855<text:s/></text:p>
          </table:table-cell>
          <table:table-cell office:value-type="float" office:value="62500" table:style-name="ce14">
            <text:p>62.500<text:s/></text:p>
          </table:table-cell>
          <table:table-cell office:value-type="float" office:value="70182.75" table:style-name="ce14">
            <text:p>70.18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2609.16" table:style-name="ce14">
            <text:p>402.609<text:s/></text:p>
          </table:table-cell>
          <table:table-cell office:value-type="float" office:value="10857171.640000001" table:style-name="ce14">
            <text:p>10.857.1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388653.77" table:style-name="ce14">
            <text:p>20.388.654<text:s/></text:p>
          </table:table-cell>
          <table:table-cell office:value-type="float" office:value="348600249.17000002" table:style-name="ce14">
            <text:p>348.600.2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81470.97" table:style-name="ce14">
            <text:p>4.281.471<text:s/></text:p>
          </table:table-cell>
          <table:table-cell office:value-type="float" office:value="30.76" table:style-name="ce14">
            <text:p>31<text:s/></text:p>
          </table:table-cell>
          <table:table-cell office:value-type="float" office:value="4987.22" table:style-name="ce14">
            <text:p>4.987<text:s/></text:p>
          </table:table-cell>
          <table:table-cell office:value-type="float" office:value="11584220.24" table:style-name="ce14">
            <text:p>11.584.22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3254006.84000009" table:style-name="ce15">
            <text:p>423.254.0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086061.4299999997" table:style-name="ce14">
            <text:p>6.086.061<text:s/></text:p>
          </table:table-cell>
          <table:table-cell office:value-type="float" office:value="18576567.129999999" table:style-name="ce14">
            <text:p>18.576.567<text:s/></text:p>
          </table:table-cell>
          <table:table-cell office:value-type="float" office:value="16325462.949999999" table:style-name="ce14">
            <text:p>16.325.463<text:s/></text:p>
          </table:table-cell>
          <table:table-cell office:value-type="float" office:value="15080603.630000001" table:style-name="ce14">
            <text:p>15.080.604<text:s/></text:p>
          </table:table-cell>
          <table:table-cell office:value-type="float" office:value="49431025.090000004" table:style-name="ce14">
            <text:p>49.431.025<text:s/></text:p>
          </table:table-cell>
          <table:table-cell office:value-type="float" office:value="39337428.899999999" table:style-name="ce14">
            <text:p>39.337.429<text:s/></text:p>
          </table:table-cell>
          <table:table-cell office:value-type="float" office:value="1190283813.23" table:style-name="ce14">
            <text:p>1.190.283.813<text:s/></text:p>
          </table:table-cell>
          <table:table-cell office:value-type="float" office:value="25272996.170000002" table:style-name="ce14">
            <text:p>25.272.996<text:s/></text:p>
          </table:table-cell>
          <table:table-cell office:value-type="float" office:value="32916004.77" table:style-name="ce14">
            <text:p>32.916.005<text:s/></text:p>
          </table:table-cell>
          <table:table-cell office:value-type="float" office:value="20643474.050000001" table:style-name="ce14">
            <text:p>20.643.474<text:s/></text:p>
          </table:table-cell>
          <table:table-cell office:value-type="float" office:value="131352830.84" table:style-name="ce14">
            <text:p>131.352.831<text:s/></text:p>
          </table:table-cell>
          <table:table-cell office:value-type="float" office:value="18452436.25" table:style-name="ce14">
            <text:p>18.452.436<text:s/></text:p>
          </table:table-cell>
          <table:table-cell office:value-type="float" office:value="25775618.719999999" table:style-name="ce14">
            <text:p>25.775.619<text:s/></text:p>
          </table:table-cell>
          <table:table-cell office:value-type="float" office:value="33553881.800000001" table:style-name="ce14">
            <text:p>33.553.882<text:s/></text:p>
          </table:table-cell>
          <table:table-cell office:value-type="float" office:value="41254039.579999998" table:style-name="ce14">
            <text:p>41.254.040<text:s/></text:p>
          </table:table-cell>
          <table:table-cell office:value-type="float" office:value="56263368.969999999" table:style-name="ce14">
            <text:p>56.263.369<text:s/></text:p>
          </table:table-cell>
          <table:table-cell office:value-type="float" office:value="16804067.77" table:style-name="ce14">
            <text:p>16.804.068<text:s/></text:p>
          </table:table-cell>
          <table:table-cell office:value-type="float" office:value="58344963.68" table:style-name="ce14">
            <text:p>58.344.964<text:s/></text:p>
          </table:table-cell>
          <table:table-cell office:value-type="float" office:value="231844451.30000001" table:style-name="ce14">
            <text:p>231.844.451<text:s/></text:p>
          </table:table-cell>
          <table:table-cell office:value-type="float" office:value="31802964.57" table:style-name="ce14">
            <text:p>31.802.965<text:s/></text:p>
          </table:table-cell>
          <table:table-cell office:value-type="float" office:value="19810158.41" table:style-name="ce14">
            <text:p>19.810.158<text:s/></text:p>
          </table:table-cell>
          <table:table-cell office:value-type="float" office:value="12537080.460000001" table:style-name="ce14">
            <text:p>12.537.080<text:s/></text:p>
          </table:table-cell>
          <table:table-cell office:value-type="float" office:value="96111785.590000004" table:style-name="ce14">
            <text:p>96.111.786<text:s/></text:p>
          </table:table-cell>
          <table:table-cell office:value-type="float" office:value="45273895.060000002" table:style-name="ce14">
            <text:p>45.273.895<text:s/></text:p>
          </table:table-cell>
          <table:table-cell office:value-type="float" office:value="14412780.58" table:style-name="ce14">
            <text:p>14.412.781<text:s/></text:p>
          </table:table-cell>
          <table:table-cell office:value-type="float" office:value="116753430.05" table:style-name="ce14">
            <text:p>116.753.430<text:s/></text:p>
          </table:table-cell>
          <table:table-cell office:value-type="float" office:value="7943867.1500000004" table:style-name="ce14">
            <text:p>7.943.867<text:s/></text:p>
          </table:table-cell>
          <table:table-cell office:value-type="float" office:value="2372245058.1300001" table:style-name="ce15">
            <text:p>2.372.245.0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349632.67" table:style-name="ce14">
            <text:p>1.349.633<text:s/></text:p>
          </table:table-cell>
          <table:table-cell office:value-type="float" office:value="4900193.74" table:style-name="ce14">
            <text:p>4.900.194<text:s/></text:p>
          </table:table-cell>
          <table:table-cell office:value-type="float" office:value="18855970.84" table:style-name="ce14">
            <text:p>18.855.971<text:s/></text:p>
          </table:table-cell>
          <table:table-cell office:value-type="float" office:value="1078723.69" table:style-name="ce14">
            <text:p>1.078.724<text:s/></text:p>
          </table:table-cell>
          <table:table-cell office:value-type="float" office:value="23263714.870000001" table:style-name="ce14">
            <text:p>23.263.715<text:s/></text:p>
          </table:table-cell>
          <table:table-cell office:value-type="float" office:value="26914620.810000002" table:style-name="ce14">
            <text:p>26.914.621<text:s/></text:p>
          </table:table-cell>
          <table:table-cell office:value-type="float" office:value="679615535.58000004" table:style-name="ce14">
            <text:p>679.615.536<text:s/></text:p>
          </table:table-cell>
          <table:table-cell office:value-type="float" office:value="17110668.600000001" table:style-name="ce14">
            <text:p>17.110.669<text:s/></text:p>
          </table:table-cell>
          <table:table-cell office:value-type="float" office:value="18657715.800000001" table:style-name="ce14">
            <text:p>18.657.716<text:s/></text:p>
          </table:table-cell>
          <table:table-cell office:value-type="float" office:value="6086418.6899999995" table:style-name="ce14">
            <text:p>6.086.419<text:s/></text:p>
          </table:table-cell>
          <table:table-cell office:value-type="float" office:value="48214035.969999999" table:style-name="ce14">
            <text:p>48.214.036<text:s/></text:p>
          </table:table-cell>
          <table:table-cell office:value-type="float" office:value="10223515.35" table:style-name="ce14">
            <text:p>10.223.515<text:s/></text:p>
          </table:table-cell>
          <table:table-cell office:value-type="float" office:value="13926871.24" table:style-name="ce14">
            <text:p>13.926.871<text:s/></text:p>
          </table:table-cell>
          <table:table-cell office:value-type="float" office:value="30199442.27" table:style-name="ce14">
            <text:p>30.199.442<text:s/></text:p>
          </table:table-cell>
          <table:table-cell office:value-type="float" office:value="6737095.2100000009" table:style-name="ce14">
            <text:p>6.737.095<text:s/></text:p>
          </table:table-cell>
          <table:table-cell office:value-type="float" office:value="23473299.59" table:style-name="ce14">
            <text:p>23.473.300<text:s/></text:p>
          </table:table-cell>
          <table:table-cell office:value-type="float" office:value="2650666.2800000003" table:style-name="ce14">
            <text:p>2.650.666<text:s/></text:p>
          </table:table-cell>
          <table:table-cell office:value-type="float" office:value="59488555.649999999" table:style-name="ce14">
            <text:p>59.488.556<text:s/></text:p>
          </table:table-cell>
          <table:table-cell office:value-type="float" office:value="306365445.29000002" table:style-name="ce14">
            <text:p>306.365.445<text:s/></text:p>
          </table:table-cell>
          <table:table-cell office:value-type="float" office:value="5151627.3900000006" table:style-name="ce14">
            <text:p>5.151.627<text:s/></text:p>
          </table:table-cell>
          <table:table-cell office:value-type="float" office:value="5250402.93" table:style-name="ce14">
            <text:p>5.250.403<text:s/></text:p>
          </table:table-cell>
          <table:table-cell office:value-type="float" office:value="1050051.6499999999" table:style-name="ce14">
            <text:p>1.050.052<text:s/></text:p>
          </table:table-cell>
          <table:table-cell office:value-type="float" office:value="51577009.359999999" table:style-name="ce14">
            <text:p>51.577.009<text:s/></text:p>
          </table:table-cell>
          <table:table-cell office:value-type="float" office:value="69256314.469999984" table:style-name="ce14">
            <text:p>69.256.314<text:s/></text:p>
          </table:table-cell>
          <table:table-cell office:value-type="float" office:value="3902949.87" table:style-name="ce14">
            <text:p>3.902.950<text:s/></text:p>
          </table:table-cell>
          <table:table-cell office:value-type="float" office:value="434569364.24000001" table:style-name="ce14">
            <text:p>434.569.364<text:s/></text:p>
          </table:table-cell>
          <table:table-cell office:value-type="float" office:value="4102881.2" table:style-name="ce14">
            <text:p>4.102.881<text:s/></text:p>
          </table:table-cell>
          <table:table-cell office:value-type="float" office:value="1873972723.2500002" table:style-name="ce15">
            <text:p>1.873.972.72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9848790.799999997" table:style-name="ce20">
            <text:p>39.848.791<text:s/></text:p>
          </table:table-cell>
          <table:table-cell office:value-type="float" office:value="160391444.98000002" table:style-name="ce20">
            <text:p>160.391.445<text:s/></text:p>
          </table:table-cell>
          <table:table-cell office:value-type="float" office:value="783022289.04999995" table:style-name="ce20">
            <text:p>783.022.289<text:s/></text:p>
          </table:table-cell>
          <table:table-cell office:value-type="float" office:value="38896811.909999996" table:style-name="ce20">
            <text:p>38.896.812<text:s/></text:p>
          </table:table-cell>
          <table:table-cell office:value-type="float" office:value="1210857100.96" table:style-name="ce20">
            <text:p>1.210.857.101<text:s/></text:p>
          </table:table-cell>
          <table:table-cell office:value-type="float" office:value="794926388.34000003" table:style-name="ce20">
            <text:p>794.926.388<text:s/></text:p>
          </table:table-cell>
          <table:table-cell office:value-type="float" office:value="6827175150.3199997" table:style-name="ce20">
            <text:p>6.827.175.150<text:s/></text:p>
          </table:table-cell>
          <table:table-cell office:value-type="float" office:value="859396320.5" table:style-name="ce20">
            <text:p>859.396.321<text:s/></text:p>
          </table:table-cell>
          <table:table-cell office:value-type="float" office:value="732412723.70999992" table:style-name="ce20">
            <text:p>732.412.724<text:s/></text:p>
          </table:table-cell>
          <table:table-cell office:value-type="float" office:value="318969947.68000001" table:style-name="ce20">
            <text:p>318.969.948<text:s/></text:p>
          </table:table-cell>
          <table:table-cell office:value-type="float" office:value="2977564854.9900002" table:style-name="ce20">
            <text:p>2.977.564.855<text:s/></text:p>
          </table:table-cell>
          <table:table-cell office:value-type="float" office:value="276278417.68999994" table:style-name="ce20">
            <text:p>276.278.418<text:s/></text:p>
          </table:table-cell>
          <table:table-cell office:value-type="float" office:value="384448246.09000003" table:style-name="ce20">
            <text:p>384.448.246<text:s/></text:p>
          </table:table-cell>
          <table:table-cell office:value-type="float" office:value="483773236.49000001" table:style-name="ce20">
            <text:p>483.773.236<text:s/></text:p>
          </table:table-cell>
          <table:table-cell office:value-type="float" office:value="249110840.75999999" table:style-name="ce20">
            <text:p>249.110.841<text:s/></text:p>
          </table:table-cell>
          <table:table-cell office:value-type="float" office:value="1083209310.0899999" table:style-name="ce20">
            <text:p>1.083.209.310<text:s/></text:p>
          </table:table-cell>
          <table:table-cell office:value-type="float" office:value="155316889.87" table:style-name="ce20">
            <text:p>155.316.890<text:s/></text:p>
          </table:table-cell>
          <table:table-cell office:value-type="float" office:value="2938667725.0900002" table:style-name="ce20">
            <text:p>2.938.667.725<text:s/></text:p>
          </table:table-cell>
          <table:table-cell office:value-type="float" office:value="8714317559.4899998" table:style-name="ce20">
            <text:p>8.714.317.559<text:s/></text:p>
          </table:table-cell>
          <table:table-cell office:value-type="float" office:value="226903283.59999999" table:style-name="ce20">
            <text:p>226.903.284<text:s/></text:p>
          </table:table-cell>
          <table:table-cell office:value-type="float" office:value="134582841.75" table:style-name="ce20">
            <text:p>134.582.842<text:s/></text:p>
          </table:table-cell>
          <table:table-cell office:value-type="float" office:value="42168057.439999998" table:style-name="ce20">
            <text:p>42.168.057<text:s/></text:p>
          </table:table-cell>
          <table:table-cell office:value-type="float" office:value="2710095311.5599999" table:style-name="ce20">
            <text:p>2.710.095.312<text:s/></text:p>
          </table:table-cell>
          <table:table-cell office:value-type="float" office:value="2430903037.3100004" table:style-name="ce20">
            <text:p>2.430.903.037<text:s/></text:p>
          </table:table-cell>
          <table:table-cell office:value-type="float" office:value="163221514.82000002" table:style-name="ce20">
            <text:p>163.221.515<text:s/></text:p>
          </table:table-cell>
          <table:table-cell office:value-type="float" office:value="24817114308.639999" table:style-name="ce20">
            <text:p>24.817.114.309<text:s/></text:p>
          </table:table-cell>
          <table:table-cell office:value-type="float" office:value="85645885.120000005" table:style-name="ce20">
            <text:p>85.645.885<text:s/></text:p>
          </table:table-cell>
          <table:table-cell office:value-type="float" office:value="59639218289.049995" table:style-name="ce21">
            <text:p>59.639.218.289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5052383.918297507" table:style-name="ce24">
            <text:p>55.052.384<text:s/></text:p>
          </table:table-cell>
          <table:table-cell office:value-type="float" office:value="132823031.6352997" table:style-name="ce24">
            <text:p>132.823.032<text:s/></text:p>
          </table:table-cell>
          <table:table-cell office:value-type="float" office:value="201895738.42987004" table:style-name="ce24">
            <text:p>201.895.738<text:s/></text:p>
          </table:table-cell>
          <table:table-cell office:value-type="float" office:value="30303113.950921699" table:style-name="ce24">
            <text:p>30.303.114<text:s/></text:p>
          </table:table-cell>
          <table:table-cell office:value-type="float" office:value="726212886.21611989" table:style-name="ce24">
            <text:p>726.212.886<text:s/></text:p>
          </table:table-cell>
          <table:table-cell office:value-type="float" office:value="562896472.2963295" table:style-name="ce24">
            <text:p>562.896.472<text:s/></text:p>
          </table:table-cell>
          <table:table-cell office:value-type="float" office:value="1522327083.7381616" table:style-name="ce24">
            <text:p>1.522.327.084<text:s/></text:p>
          </table:table-cell>
          <table:table-cell office:value-type="float" office:value="458561777.84145451" table:style-name="ce24">
            <text:p>458.561.778<text:s/></text:p>
          </table:table-cell>
          <table:table-cell office:value-type="float" office:value="430624542.0557704" table:style-name="ce24">
            <text:p>430.624.542<text:s/></text:p>
          </table:table-cell>
          <table:table-cell office:value-type="float" office:value="205610125.01347917" table:style-name="ce24">
            <text:p>205.610.125<text:s/></text:p>
          </table:table-cell>
          <table:table-cell office:value-type="float" office:value="2167319857.7426229" table:style-name="ce24">
            <text:p>2.167.319.858<text:s/></text:p>
          </table:table-cell>
          <table:table-cell office:value-type="float" office:value="258022219.00411195" table:style-name="ce24">
            <text:p>258.022.219<text:s/></text:p>
          </table:table-cell>
          <table:table-cell office:value-type="float" office:value="314298106.29512644" table:style-name="ce24">
            <text:p>314.298.106<text:s/></text:p>
          </table:table-cell>
          <table:table-cell office:value-type="float" office:value="332756326.5385372" table:style-name="ce24">
            <text:p>332.756.327<text:s/></text:p>
          </table:table-cell>
          <table:table-cell office:value-type="float" office:value="203881678.20834219" table:style-name="ce24">
            <text:p>203.881.678<text:s/></text:p>
          </table:table-cell>
          <table:table-cell office:value-type="float" office:value="612481118.22831428" table:style-name="ce24">
            <text:p>612.481.118<text:s/></text:p>
          </table:table-cell>
          <table:table-cell office:value-type="float" office:value="130914807.72009914" table:style-name="ce24">
            <text:p>130.914.808<text:s/></text:p>
          </table:table-cell>
          <table:table-cell office:value-type="float" office:value="1832751495.938405" table:style-name="ce24">
            <text:p>1.832.751.496<text:s/></text:p>
          </table:table-cell>
          <table:table-cell office:value-type="float" office:value="3635216509.1988969" table:style-name="ce24">
            <text:p>3.635.216.509<text:s/></text:p>
          </table:table-cell>
          <table:table-cell office:value-type="float" office:value="168107879.83299005" table:style-name="ce24">
            <text:p>168.107.880<text:s/></text:p>
          </table:table-cell>
          <table:table-cell office:value-type="float" office:value="99543455.609276578" table:style-name="ce24">
            <text:p>99.543.456<text:s/></text:p>
          </table:table-cell>
          <table:table-cell office:value-type="float" office:value="30265715.669817381" table:style-name="ce24">
            <text:p>30.265.716<text:s/></text:p>
          </table:table-cell>
          <table:table-cell office:value-type="float" office:value="2000986978.8780141" table:style-name="ce24">
            <text:p>2.000.986.979<text:s/></text:p>
          </table:table-cell>
          <table:table-cell office:value-type="float" office:value="1282551357.1770027" table:style-name="ce24">
            <text:p>1.282.551.357<text:s/></text:p>
          </table:table-cell>
          <table:table-cell office:value-type="float" office:value="135495718.56127799" table:style-name="ce24">
            <text:p>135.495.719<text:s/></text:p>
          </table:table-cell>
          <table:table-cell office:value-type="float" office:value="12948493631.323612" table:style-name="ce24">
            <text:p>12.948.493.631<text:s/></text:p>
          </table:table-cell>
          <table:table-cell office:value-type="float" office:value="62444689.167848669" table:style-name="ce24">
            <text:p>62.444.689<text:s/></text:p>
          </table:table-cell>
          <table:table-cell office:value-type="float" office:value="30541838700.190002" table:style-name="ce25">
            <text:p>30.541.838.700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52201706.703585438" table:style-name="ce27">
            <text:p>52.201.707<text:s/></text:p>
          </table:table-cell>
          <table:table-cell office:value-type="float" office:value="124905317.97207411" table:style-name="ce27">
            <text:p>124.905.318<text:s/></text:p>
          </table:table-cell>
          <table:table-cell office:value-type="float" office:value="182504439.82142514" table:style-name="ce27">
            <text:p>182.504.440<text:s/></text:p>
          </table:table-cell>
          <table:table-cell office:value-type="float" office:value="28808954.949984748" table:style-name="ce27">
            <text:p>28.808.955<text:s/></text:p>
          </table:table-cell>
          <table:table-cell office:value-type="float" office:value="666531567.33458209" table:style-name="ce27">
            <text:p>666.531.567<text:s/></text:p>
          </table:table-cell>
          <table:table-cell office:value-type="float" office:value="510509067.89582872" table:style-name="ce27">
            <text:p>510.509.068<text:s/></text:p>
          </table:table-cell>
          <table:table-cell office:value-type="float" office:value="1397295535.4783337" table:style-name="ce27">
            <text:p>1.397.295.535<text:s/></text:p>
          </table:table-cell>
          <table:table-cell office:value-type="float" office:value="420022697.21092916" table:style-name="ce27">
            <text:p>420.022.697<text:s/></text:p>
          </table:table-cell>
          <table:table-cell office:value-type="float" office:value="395348670.86471498" table:style-name="ce27">
            <text:p>395.348.671<text:s/></text:p>
          </table:table-cell>
          <table:table-cell office:value-type="float" office:value="191107319.24457273" table:style-name="ce27">
            <text:p>191.107.319<text:s/></text:p>
          </table:table-cell>
          <table:table-cell office:value-type="float" office:value="1973237952.3271487" table:style-name="ce27">
            <text:p>1.973.237.952<text:s/></text:p>
          </table:table-cell>
          <table:table-cell office:value-type="float" office:value="237576113.44812289" table:style-name="ce27">
            <text:p>237.576.113<text:s/></text:p>
          </table:table-cell>
          <table:table-cell office:value-type="float" office:value="286987411.48036522" table:style-name="ce27">
            <text:p>286.987.411<text:s/></text:p>
          </table:table-cell>
          <table:table-cell office:value-type="float" office:value="306206446.48835051" table:style-name="ce27">
            <text:p>306.206.446<text:s/></text:p>
          </table:table-cell>
          <table:table-cell office:value-type="float" office:value="192312936.42083737" table:style-name="ce27">
            <text:p>192.312.936<text:s/></text:p>
          </table:table-cell>
          <table:table-cell office:value-type="float" office:value="553121641.52429843" table:style-name="ce27">
            <text:p>553.121.642<text:s/></text:p>
          </table:table-cell>
          <table:table-cell office:value-type="float" office:value="123328176.05888709" table:style-name="ce27">
            <text:p>123.328.176<text:s/></text:p>
          </table:table-cell>
          <table:table-cell office:value-type="float" office:value="1660666771.9609461" table:style-name="ce27">
            <text:p>1.660.666.772<text:s/></text:p>
          </table:table-cell>
          <table:table-cell office:value-type="float" office:value="3273289440.7654715" table:style-name="ce27">
            <text:p>3.273.289.441<text:s/></text:p>
          </table:table-cell>
          <table:table-cell office:value-type="float" office:value="154857225.87617952" table:style-name="ce27">
            <text:p>154.857.226<text:s/></text:p>
          </table:table-cell>
          <table:table-cell office:value-type="float" office:value="92435079.683528662" table:style-name="ce27">
            <text:p>92.435.080<text:s/></text:p>
          </table:table-cell>
          <table:table-cell office:value-type="float" office:value="28654497.574052151" table:style-name="ce27">
            <text:p>28.654.498<text:s/></text:p>
          </table:table-cell>
          <table:table-cell office:value-type="float" office:value="1815053728.7355995" table:style-name="ce27">
            <text:p>1.815.053.729<text:s/></text:p>
          </table:table-cell>
          <table:table-cell office:value-type="float" office:value="1159925326.5122762" table:style-name="ce27">
            <text:p>1.159.925.327<text:s/></text:p>
          </table:table-cell>
          <table:table-cell office:value-type="float" office:value="126280583.38271502" table:style-name="ce27">
            <text:p>126.280.583<text:s/></text:p>
          </table:table-cell>
          <table:table-cell office:value-type="float" office:value="11511925721.320299" table:style-name="ce27">
            <text:p>11.511.925.721<text:s/></text:p>
          </table:table-cell>
          <table:table-cell office:value-type="float" office:value="57868344.704890378" table:style-name="ce27">
            <text:p>57.868.345<text:s/></text:p>
          </table:table-cell>
          <table:table-cell office:value-type="float" office:value="27522962675.740002" table:style-name="ce28">
            <text:p>27.522.962.676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850677.2147120684" table:style-name="ce27">
            <text:p>2.850.677<text:s/></text:p>
          </table:table-cell>
          <table:table-cell office:value-type="float" office:value="7917713.6632255893" table:style-name="ce27">
            <text:p>7.917.714<text:s/></text:p>
          </table:table-cell>
          <table:table-cell office:value-type="float" office:value="19391298.608444903" table:style-name="ce27">
            <text:p>19.391.299<text:s/></text:p>
          </table:table-cell>
          <table:table-cell office:value-type="float" office:value="1494159.0009369501" table:style-name="ce27">
            <text:p>1.494.159<text:s/></text:p>
          </table:table-cell>
          <table:table-cell office:value-type="float" office:value="59681318.881537832" table:style-name="ce27">
            <text:p>59.681.319<text:s/></text:p>
          </table:table-cell>
          <table:table-cell office:value-type="float" office:value="52387404.400500819" table:style-name="ce27">
            <text:p>52.387.404<text:s/></text:p>
          </table:table-cell>
          <table:table-cell office:value-type="float" office:value="125031548.25982782" table:style-name="ce27">
            <text:p>125.031.548<text:s/></text:p>
          </table:table-cell>
          <table:table-cell office:value-type="float" office:value="38539080.630525336" table:style-name="ce27">
            <text:p>38.539.081<text:s/></text:p>
          </table:table-cell>
          <table:table-cell office:value-type="float" office:value="35275871.191055417" table:style-name="ce27">
            <text:p>35.275.871<text:s/></text:p>
          </table:table-cell>
          <table:table-cell office:value-type="float" office:value="14502805.768906441" table:style-name="ce27">
            <text:p>14.502.806<text:s/></text:p>
          </table:table-cell>
          <table:table-cell office:value-type="float" office:value="194081905.41547403" table:style-name="ce27">
            <text:p>194.081.905<text:s/></text:p>
          </table:table-cell>
          <table:table-cell office:value-type="float" office:value="20446105.555989068" table:style-name="ce27">
            <text:p>20.446.106<text:s/></text:p>
          </table:table-cell>
          <table:table-cell office:value-type="float" office:value="27310694.814761229" table:style-name="ce27">
            <text:p>27.310.695<text:s/></text:p>
          </table:table-cell>
          <table:table-cell office:value-type="float" office:value="26549880.050186668" table:style-name="ce27">
            <text:p>26.549.880<text:s/></text:p>
          </table:table-cell>
          <table:table-cell office:value-type="float" office:value="11568741.787504833" table:style-name="ce27">
            <text:p>11.568.742<text:s/></text:p>
          </table:table-cell>
          <table:table-cell office:value-type="float" office:value="59359476.704015873" table:style-name="ce27">
            <text:p>59.359.477<text:s/></text:p>
          </table:table-cell>
          <table:table-cell office:value-type="float" office:value="7586631.6612120466" table:style-name="ce27">
            <text:p>7.586.632<text:s/></text:p>
          </table:table-cell>
          <table:table-cell office:value-type="float" office:value="172084723.97745898" table:style-name="ce27">
            <text:p>172.084.724<text:s/></text:p>
          </table:table-cell>
          <table:table-cell office:value-type="float" office:value="361927068.43342549" table:style-name="ce27">
            <text:p>361.927.068<text:s/></text:p>
          </table:table-cell>
          <table:table-cell office:value-type="float" office:value="13250653.956810525" table:style-name="ce27">
            <text:p>13.250.654<text:s/></text:p>
          </table:table-cell>
          <table:table-cell office:value-type="float" office:value="7108375.9257479189" table:style-name="ce27">
            <text:p>7.108.376<text:s/></text:p>
          </table:table-cell>
          <table:table-cell office:value-type="float" office:value="1611218.0957652288" table:style-name="ce27">
            <text:p>1.611.218<text:s/></text:p>
          </table:table-cell>
          <table:table-cell office:value-type="float" office:value="185933250.14241445" table:style-name="ce27">
            <text:p>185.933.250<text:s/></text:p>
          </table:table-cell>
          <table:table-cell office:value-type="float" office:value="122626030.66472659" table:style-name="ce27">
            <text:p>122.626.031<text:s/></text:p>
          </table:table-cell>
          <table:table-cell office:value-type="float" office:value="9215135.1785629783" table:style-name="ce27">
            <text:p>9.215.135<text:s/></text:p>
          </table:table-cell>
          <table:table-cell office:value-type="float" office:value="1436567910.0033135" table:style-name="ce27">
            <text:p>1.436.567.910<text:s/></text:p>
          </table:table-cell>
          <table:table-cell office:value-type="float" office:value="4576344.462958294" table:style-name="ce27">
            <text:p>4.576.344<text:s/></text:p>
          </table:table-cell>
          <table:table-cell office:value-type="float" office:value="3018876024.4500003" table:style-name="ce28">
            <text:p>3.018.876.024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4901174.718297511" table:style-name="ce20">
            <text:p>94.901.175<text:s/></text:p>
          </table:table-cell>
          <table:table-cell office:value-type="float" office:value="293214476.6152997" table:style-name="ce20">
            <text:p>293.214.477<text:s/></text:p>
          </table:table-cell>
          <table:table-cell office:value-type="float" office:value="984918027.47986996" table:style-name="ce20">
            <text:p>984.918.027<text:s/></text:p>
          </table:table-cell>
          <table:table-cell office:value-type="float" office:value="69199925.860921696" table:style-name="ce20">
            <text:p>69.199.926<text:s/></text:p>
          </table:table-cell>
          <table:table-cell office:value-type="float" office:value="1937069987.1761198" table:style-name="ce20">
            <text:p>1.937.069.987<text:s/></text:p>
          </table:table-cell>
          <table:table-cell office:value-type="float" office:value="1357822860.6363297" table:style-name="ce20">
            <text:p>1.357.822.861<text:s/></text:p>
          </table:table-cell>
          <table:table-cell office:value-type="float" office:value="8349502234.0581608" table:style-name="ce20">
            <text:p>8.349.502.234<text:s/></text:p>
          </table:table-cell>
          <table:table-cell office:value-type="float" office:value="1317958098.3414545" table:style-name="ce20">
            <text:p>1.317.958.098<text:s/></text:p>
          </table:table-cell>
          <table:table-cell office:value-type="float" office:value="1163037265.7657704" table:style-name="ce20">
            <text:p>1.163.037.266<text:s/></text:p>
          </table:table-cell>
          <table:table-cell office:value-type="float" office:value="524580072.69347918" table:style-name="ce20">
            <text:p>524.580.073<text:s/></text:p>
          </table:table-cell>
          <table:table-cell office:value-type="float" office:value="5144884712.7326231" table:style-name="ce20">
            <text:p>5.144.884.713<text:s/></text:p>
          </table:table-cell>
          <table:table-cell office:value-type="float" office:value="534300636.69411188" table:style-name="ce20">
            <text:p>534.300.637<text:s/></text:p>
          </table:table-cell>
          <table:table-cell office:value-type="float" office:value="698746352.38512647" table:style-name="ce20">
            <text:p>698.746.352<text:s/></text:p>
          </table:table-cell>
          <table:table-cell office:value-type="float" office:value="816529563.02853727" table:style-name="ce20">
            <text:p>816.529.563<text:s/></text:p>
          </table:table-cell>
          <table:table-cell office:value-type="float" office:value="452992518.96834219" table:style-name="ce20">
            <text:p>452.992.519<text:s/></text:p>
          </table:table-cell>
          <table:table-cell office:value-type="float" office:value="1695690428.3183141" table:style-name="ce20">
            <text:p>1.695.690.428<text:s/></text:p>
          </table:table-cell>
          <table:table-cell office:value-type="float" office:value="286231697.59009916" table:style-name="ce20">
            <text:p>286.231.698<text:s/></text:p>
          </table:table-cell>
          <table:table-cell office:value-type="float" office:value="4771419221.0284052" table:style-name="ce20">
            <text:p>4.771.419.221<text:s/></text:p>
          </table:table-cell>
          <table:table-cell office:value-type="float" office:value="12349534068.688896" table:style-name="ce20">
            <text:p>12.349.534.069<text:s/></text:p>
          </table:table-cell>
          <table:table-cell office:value-type="float" office:value="395011163.43299007" table:style-name="ce20">
            <text:p>395.011.163<text:s/></text:p>
          </table:table-cell>
          <table:table-cell office:value-type="float" office:value="234126297.35927659" table:style-name="ce20">
            <text:p>234.126.297<text:s/></text:p>
          </table:table-cell>
          <table:table-cell office:value-type="float" office:value="72433773.109817386" table:style-name="ce20">
            <text:p>72.433.773<text:s/></text:p>
          </table:table-cell>
          <table:table-cell office:value-type="float" office:value="4711082290.438014" table:style-name="ce20">
            <text:p>4.711.082.290<text:s/></text:p>
          </table:table-cell>
          <table:table-cell office:value-type="float" office:value="3713454394.4870033" table:style-name="ce20">
            <text:p>3.713.454.394<text:s/></text:p>
          </table:table-cell>
          <table:table-cell office:value-type="float" office:value="298717233.38127804" table:style-name="ce20">
            <text:p>298.717.233<text:s/></text:p>
          </table:table-cell>
          <table:table-cell office:value-type="float" office:value="37765607939.963608" table:style-name="ce20">
            <text:p>37.765.607.940<text:s/></text:p>
          </table:table-cell>
          <table:table-cell office:value-type="float" office:value="148090574.28784868" table:style-name="ce20">
            <text:p>148.090.574<text:s/></text:p>
          </table:table-cell>
          <table:table-cell office:value-type="float" office:value="90181056989.23999" table:style-name="ce21">
            <text:p>90.181.056.989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916197.44964087277" table:style-name="ce14">
            <text:p>916.197<text:s/></text:p>
          </table:table-cell>
          <table:table-cell office:value-type="float" office:value="3541048.9704427999" table:style-name="ce14">
            <text:p>3.541.049<text:s/></text:p>
          </table:table-cell>
          <table:table-cell office:value-type="float" office:value="4653111.7653282583" table:style-name="ce14">
            <text:p>4.653.112<text:s/></text:p>
          </table:table-cell>
          <table:table-cell office:value-type="float" office:value="376599.93998472829" table:style-name="ce14">
            <text:p>376.600<text:s/></text:p>
          </table:table-cell>
          <table:table-cell office:value-type="float" office:value="21624395.454157468" table:style-name="ce14">
            <text:p>21.624.395<text:s/></text:p>
          </table:table-cell>
          <table:table-cell office:value-type="float" office:value="9560037.4859397784" table:style-name="ce14">
            <text:p>9.560.037<text:s/></text:p>
          </table:table-cell>
          <table:table-cell office:value-type="float" office:value="117574667.74418868" table:style-name="ce14">
            <text:p>117.574.668<text:s/></text:p>
          </table:table-cell>
          <table:table-cell office:value-type="float" office:value="9733890.9695072584" table:style-name="ce14">
            <text:p>9.733.891<text:s/></text:p>
          </table:table-cell>
          <table:table-cell office:value-type="float" office:value="13583242.947257787" table:style-name="ce14">
            <text:p>13.583.243<text:s/></text:p>
          </table:table-cell>
          <table:table-cell office:value-type="float" office:value="7578758.0060922159" table:style-name="ce14">
            <text:p>7.578.758<text:s/></text:p>
          </table:table-cell>
          <table:table-cell office:value-type="float" office:value="45062249.342183173" table:style-name="ce14">
            <text:p>45.062.249<text:s/></text:p>
          </table:table-cell>
          <table:table-cell office:value-type="float" office:value="12939159.622732345" table:style-name="ce14">
            <text:p>12.939.160<text:s/></text:p>
          </table:table-cell>
          <table:table-cell office:value-type="float" office:value="11165294.345387775" table:style-name="ce14">
            <text:p>11.165.294<text:s/></text:p>
          </table:table-cell>
          <table:table-cell office:value-type="float" office:value="7258362.3126973761" table:style-name="ce14">
            <text:p>7.258.362<text:s/></text:p>
          </table:table-cell>
          <table:table-cell office:value-type="float" office:value="3832176.0271634185" table:style-name="ce14">
            <text:p>3.832.176<text:s/></text:p>
          </table:table-cell>
          <table:table-cell office:value-type="float" office:value="51609714.864474751" table:style-name="ce14">
            <text:p>51.609.715<text:s/></text:p>
          </table:table-cell>
          <table:table-cell office:value-type="float" office:value="3450171.6832361231" table:style-name="ce14">
            <text:p>3.450.172<text:s/></text:p>
          </table:table-cell>
          <table:table-cell office:value-type="float" office:value="28201736.404332135" table:style-name="ce14">
            <text:p>28.201.736<text:s/></text:p>
          </table:table-cell>
          <table:table-cell office:value-type="float" office:value="1103172305.6591988" table:style-name="ce14">
            <text:p>1.103.172.306<text:s/></text:p>
          </table:table-cell>
          <table:table-cell office:value-type="float" office:value="3430181.7293101782" table:style-name="ce14">
            <text:p>3.430.182<text:s/></text:p>
          </table:table-cell>
          <table:table-cell office:value-type="float" office:value="1900049.2659179643" table:style-name="ce14">
            <text:p>1.900.049<text:s/></text:p>
          </table:table-cell>
          <table:table-cell office:value-type="float" office:value="299954.52486633777" table:style-name="ce14">
            <text:p>299.955<text:s/></text:p>
          </table:table-cell>
          <table:table-cell office:value-type="float" office:value="27197589.061909929" table:style-name="ce14">
            <text:p>27.197.589<text:s/></text:p>
          </table:table-cell>
          <table:table-cell office:value-type="float" office:value="15955887.635263771" table:style-name="ce14">
            <text:p>15.955.888<text:s/></text:p>
          </table:table-cell>
          <table:table-cell office:value-type="float" office:value="4907156.2616118938" table:style-name="ce14">
            <text:p>4.907.156<text:s/></text:p>
          </table:table-cell>
          <table:table-cell office:value-type="float" office:value="116109416.08799182" table:style-name="ce14">
            <text:p>116.109.416<text:s/></text:p>
          </table:table-cell>
          <table:table-cell office:value-type="float" office:value="1413160.9791813814" table:style-name="ce14">
            <text:p>1.413.161<text:s/></text:p>
          </table:table-cell>
          <table:table-cell office:value-type="float" office:value="1627046516.539999" table:style-name="ce15">
            <text:p>1.627.046.517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5817372.167938381" table:style-name="ce20">
            <text:p>95.817.372<text:s/></text:p>
          </table:table-cell>
          <table:table-cell office:value-type="float" office:value="296755525.58574247" table:style-name="ce20">
            <text:p>296.755.526<text:s/></text:p>
          </table:table-cell>
          <table:table-cell office:value-type="float" office:value="989571139.24519825" table:style-name="ce20">
            <text:p>989.571.139<text:s/></text:p>
          </table:table-cell>
          <table:table-cell office:value-type="float" office:value="69576525.80090642" table:style-name="ce20">
            <text:p>69.576.526<text:s/></text:p>
          </table:table-cell>
          <table:table-cell office:value-type="float" office:value="1958694382.6302772" table:style-name="ce20">
            <text:p>1.958.694.383<text:s/></text:p>
          </table:table-cell>
          <table:table-cell office:value-type="float" office:value="1367382898.1222694" table:style-name="ce20">
            <text:p>1.367.382.898<text:s/></text:p>
          </table:table-cell>
          <table:table-cell office:value-type="float" office:value="8467076901.8023491" table:style-name="ce20">
            <text:p>8.467.076.902<text:s/></text:p>
          </table:table-cell>
          <table:table-cell office:value-type="float" office:value="1327691989.3109617" table:style-name="ce20">
            <text:p>1.327.691.989<text:s/></text:p>
          </table:table-cell>
          <table:table-cell office:value-type="float" office:value="1176620508.7130282" table:style-name="ce20">
            <text:p>1.176.620.509<text:s/></text:p>
          </table:table-cell>
          <table:table-cell office:value-type="float" office:value="532158830.69957137" table:style-name="ce20">
            <text:p>532.158.831<text:s/></text:p>
          </table:table-cell>
          <table:table-cell office:value-type="float" office:value="5189946962.0748062" table:style-name="ce20">
            <text:p>5.189.946.962<text:s/></text:p>
          </table:table-cell>
          <table:table-cell office:value-type="float" office:value="547239796.31684422" table:style-name="ce20">
            <text:p>547.239.796<text:s/></text:p>
          </table:table-cell>
          <table:table-cell office:value-type="float" office:value="709911646.73051429" table:style-name="ce20">
            <text:p>709.911.647<text:s/></text:p>
          </table:table-cell>
          <table:table-cell office:value-type="float" office:value="823787925.34123468" table:style-name="ce20">
            <text:p>823.787.925<text:s/></text:p>
          </table:table-cell>
          <table:table-cell office:value-type="float" office:value="456824694.99550563" table:style-name="ce20">
            <text:p>456.824.695<text:s/></text:p>
          </table:table-cell>
          <table:table-cell office:value-type="float" office:value="1747300143.1827888" table:style-name="ce20">
            <text:p>1.747.300.143<text:s/></text:p>
          </table:table-cell>
          <table:table-cell office:value-type="float" office:value="289681869.27333528" table:style-name="ce20">
            <text:p>289.681.869<text:s/></text:p>
          </table:table-cell>
          <table:table-cell office:value-type="float" office:value="4799620957.4327374" table:style-name="ce20">
            <text:p>4.799.620.957<text:s/></text:p>
          </table:table-cell>
          <table:table-cell office:value-type="float" office:value="13452706374.348095" table:style-name="ce20">
            <text:p>13.452.706.374<text:s/></text:p>
          </table:table-cell>
          <table:table-cell office:value-type="float" office:value="398441345.16230023" table:style-name="ce20">
            <text:p>398.441.345<text:s/></text:p>
          </table:table-cell>
          <table:table-cell office:value-type="float" office:value="236026346.62519455" table:style-name="ce20">
            <text:p>236.026.347<text:s/></text:p>
          </table:table-cell>
          <table:table-cell office:value-type="float" office:value="72733727.634683728" table:style-name="ce20">
            <text:p>72.733.728<text:s/></text:p>
          </table:table-cell>
          <table:table-cell office:value-type="float" office:value="4738279879.4999237" table:style-name="ce20">
            <text:p>4.738.279.879<text:s/></text:p>
          </table:table-cell>
          <table:table-cell office:value-type="float" office:value="3729410282.1222672" table:style-name="ce20">
            <text:p>3.729.410.282<text:s/></text:p>
          </table:table-cell>
          <table:table-cell office:value-type="float" office:value="303624389.64288992" table:style-name="ce20">
            <text:p>303.624.390<text:s/></text:p>
          </table:table-cell>
          <table:table-cell office:value-type="float" office:value="37881717356.051598" table:style-name="ce20">
            <text:p>37.881.717.356<text:s/></text:p>
          </table:table-cell>
          <table:table-cell office:value-type="float" office:value="149503735.26703006" table:style-name="ce20">
            <text:p>149.503.735<text:s/></text:p>
          </table:table-cell>
          <table:table-cell office:value-type="float" office:value="91808103505.779984" table:style-name="ce21">
            <text:p>91.808.103.50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9-22T14:02:56Z</dc:date>
    <meta:print-date>2011-05-12T16:46:54Z</meta:print-date>
    <meta:editing-cycles>38</meta:editing-cycles>
    <meta:editing-duration>PT3960S</meta:editing-duration>
  </office:meta>
</office:document-meta>
</file>